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38mm"/>
    </style:style>
    <style:style style:name="co2" style:family="table-column">
      <style:table-column-properties fo:break-before="auto" style:column-width="86.25mm"/>
    </style:style>
    <style:style style:name="co3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tat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2"/>
        <table:table-row table:style-name="ro1">
          <table:table-cell table:style-name="ce1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literal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total lits</text:p>
          </table:table-cell>
          <table:table-cell table:style-name="ce1" office:value-type="string" calcext:value-type="string">
            <text:p>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-ACG-15-10p1.cnf</text:p>
          </table:table-cell>
          <table:table-cell office:value-type="float" office:value="268258" calcext:value-type="float">
            <text:p>268258</text:p>
          </table:table-cell>
          <table:table-cell office:value-type="float" office:value="1155731" calcext:value-type="float">
            <text:p>1155731</text:p>
          </table:table-cell>
          <table:table-cell office:value-type="float" office:value="2704052" calcext:value-type="float">
            <text:p>270405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2-ACG-20-10p1.cnf</text:p>
          </table:table-cell>
          <table:table-cell office:value-type="float" office:value="381708" calcext:value-type="float">
            <text:p>381708</text:p>
          </table:table-cell>
          <table:table-cell office:value-type="float" office:value="1632906" calcext:value-type="float">
            <text:p>1632906</text:p>
          </table:table-cell>
          <table:table-cell office:value-type="float" office:value="3841867" calcext:value-type="float">
            <text:p>384186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2-ACG-20-5p1.cnf</text:p>
          </table:table-cell>
          <table:table-cell office:value-type="float" office:value="331196" calcext:value-type="float">
            <text:p>331196</text:p>
          </table:table-cell>
          <table:table-cell office:value-type="float" office:value="1416850" calcext:value-type="float">
            <text:p>1416850</text:p>
          </table:table-cell>
          <table:table-cell office:value-type="float" office:value="3333531" calcext:value-type="float">
            <text:p>3333531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2-Sz512_15128_1.smt2-cvc4.cnf</text:p>
          </table:table-cell>
          <table:table-cell office:value-type="float" office:value="10478" calcext:value-type="float">
            <text:p>10478</text:p>
          </table:table-cell>
          <table:table-cell table:style-name="ce2" office:value-type="float" office:value="33986" calcext:value-type="float">
            <text:p>33986</text:p>
          </table:table-cell>
          <table:table-cell table:style-name="ce2" office:value-type="float" office:value="89155" calcext:value-type="float">
            <text:p>8915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2-T1.2.1.cnf</text:p>
          </table:table-cell>
          <table:table-cell office:value-type="float" office:value="4160759" calcext:value-type="float">
            <text:p>4160759</text:p>
          </table:table-cell>
          <table:table-cell office:value-type="float" office:value="14484930" calcext:value-type="float">
            <text:p>14484930</text:p>
          </table:table-cell>
          <table:table-cell office:value-type="float" office:value="37503509" calcext:value-type="float">
            <text:p>37503509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2-T100.2.0.cnf</text:p>
          </table:table-cell>
          <table:table-cell office:value-type="float" office:value="4184145" calcext:value-type="float">
            <text:p>4184145</text:p>
          </table:table-cell>
          <table:table-cell office:value-type="float" office:value="14567657" calcext:value-type="float">
            <text:p>14567657</text:p>
          </table:table-cell>
          <table:table-cell office:value-type="float" office:value="37716136" calcext:value-type="float">
            <text:p>3771613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2-T101.2.0.cnf</text:p>
          </table:table-cell>
          <table:table-cell office:value-type="float" office:value="4184145" calcext:value-type="float">
            <text:p>4184145</text:p>
          </table:table-cell>
          <table:table-cell office:value-type="float" office:value="14567657" calcext:value-type="float">
            <text:p>14567657</text:p>
          </table:table-cell>
          <table:table-cell office:value-type="float" office:value="37716136" calcext:value-type="float">
            <text:p>3771613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2-T102.2.1.cnf</text:p>
          </table:table-cell>
          <table:table-cell office:value-type="float" office:value="4209056" calcext:value-type="float">
            <text:p>4209056</text:p>
          </table:table-cell>
          <table:table-cell office:value-type="float" office:value="14701817" calcext:value-type="float">
            <text:p>14701817</text:p>
          </table:table-cell>
          <table:table-cell office:value-type="float" office:value="38152775" calcext:value-type="float">
            <text:p>3815277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2-T103.2.1.cnf</text:p>
          </table:table-cell>
          <table:table-cell office:value-type="float" office:value="2943830" calcext:value-type="float">
            <text:p>2943830</text:p>
          </table:table-cell>
          <table:table-cell office:value-type="float" office:value="10335595" calcext:value-type="float">
            <text:p>10335595</text:p>
          </table:table-cell>
          <table:table-cell office:value-type="float" office:value="26964349" calcext:value-type="float">
            <text:p>26964349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2-T104.1.0.cnf</text:p>
          </table:table-cell>
          <table:table-cell office:value-type="float" office:value="7339147" calcext:value-type="float">
            <text:p>7339147</text:p>
          </table:table-cell>
          <table:table-cell office:value-type="float" office:value="25976627" calcext:value-type="float">
            <text:p>25976627</text:p>
          </table:table-cell>
          <table:table-cell office:value-type="float" office:value="68095819" calcext:value-type="float">
            <text:p>68095819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2-T105.2.1.cnf</text:p>
          </table:table-cell>
          <table:table-cell office:value-type="float" office:value="4251485" calcext:value-type="float">
            <text:p>4251485</text:p>
          </table:table-cell>
          <table:table-cell office:value-type="float" office:value="14795786" calcext:value-type="float">
            <text:p>14795786</text:p>
          </table:table-cell>
          <table:table-cell office:value-type="float" office:value="38310938" calcext:value-type="float">
            <text:p>38310938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2-T106.2.0.cnf</text:p>
          </table:table-cell>
          <table:table-cell office:value-type="float" office:value="8363830" calcext:value-type="float">
            <text:p>8363830</text:p>
          </table:table-cell>
          <table:table-cell office:value-type="float" office:value="29258821" calcext:value-type="float">
            <text:p>29258821</text:p>
          </table:table-cell>
          <table:table-cell office:value-type="float" office:value="75848243" calcext:value-type="float">
            <text:p>7584824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2-T108.2.1.cnf</text:p>
          </table:table-cell>
          <table:table-cell office:value-type="float" office:value="4335648" calcext:value-type="float">
            <text:p>4335648</text:p>
          </table:table-cell>
          <table:table-cell office:value-type="float" office:value="15064144" calcext:value-type="float">
            <text:p>15064144</text:p>
          </table:table-cell>
          <table:table-cell office:value-type="float" office:value="38962706" calcext:value-type="float">
            <text:p>3896270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2-T109.2.0.cnf</text:p>
          </table:table-cell>
          <table:table-cell office:value-type="float" office:value="3630175" calcext:value-type="float">
            <text:p>3630175</text:p>
          </table:table-cell>
          <table:table-cell office:value-type="float" office:value="12672584" calcext:value-type="float">
            <text:p>12672584</text:p>
          </table:table-cell>
          <table:table-cell office:value-type="float" office:value="32959621" calcext:value-type="float">
            <text:p>3295962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2-T110.2.1.cnf</text:p>
          </table:table-cell>
          <table:table-cell office:value-type="float" office:value="6087758" calcext:value-type="float">
            <text:p>6087758</text:p>
          </table:table-cell>
          <table:table-cell office:value-type="float" office:value="21441900" calcext:value-type="float">
            <text:p>21441900</text:p>
          </table:table-cell>
          <table:table-cell office:value-type="float" office:value="55997149" calcext:value-type="float">
            <text:p>55997149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2-T112.1.0.cnf</text:p>
          </table:table-cell>
          <table:table-cell office:value-type="float" office:value="2630373" calcext:value-type="float">
            <text:p>2630373</text:p>
          </table:table-cell>
          <table:table-cell office:value-type="float" office:value="9498011" calcext:value-type="float">
            <text:p>9498011</text:p>
          </table:table-cell>
          <table:table-cell office:value-type="float" office:value="25318070" calcext:value-type="float">
            <text:p>25318070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2-T118.2.1.cnf</text:p>
          </table:table-cell>
          <table:table-cell office:value-type="float" office:value="2945476" calcext:value-type="float">
            <text:p>2945476</text:p>
          </table:table-cell>
          <table:table-cell office:value-type="float" office:value="10338509" calcext:value-type="float">
            <text:p>10338509</text:p>
          </table:table-cell>
          <table:table-cell office:value-type="float" office:value="26969950" calcext:value-type="float">
            <text:p>2696995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2-T122.1.0.cnf</text:p>
          </table:table-cell>
          <table:table-cell office:value-type="float" office:value="2651128" calcext:value-type="float">
            <text:p>2651128</text:p>
          </table:table-cell>
          <table:table-cell office:value-type="float" office:value="9567747" calcext:value-type="float">
            <text:p>9567747</text:p>
          </table:table-cell>
          <table:table-cell office:value-type="float" office:value="25494759" calcext:value-type="float">
            <text:p>25494759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2-T124.2.0.cnf</text:p>
          </table:table-cell>
          <table:table-cell office:value-type="float" office:value="2696803" calcext:value-type="float">
            <text:p>2696803</text:p>
          </table:table-cell>
          <table:table-cell office:value-type="float" office:value="9488008" calcext:value-type="float">
            <text:p>9488008</text:p>
          </table:table-cell>
          <table:table-cell office:value-type="float" office:value="24736725" calcext:value-type="float">
            <text:p>2473672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2-T124.2.1.cnf</text:p>
          </table:table-cell>
          <table:table-cell office:value-type="float" office:value="2943418" calcext:value-type="float">
            <text:p>2943418</text:p>
          </table:table-cell>
          <table:table-cell office:value-type="float" office:value="10333765" calcext:value-type="float">
            <text:p>10333765</text:p>
          </table:table-cell>
          <table:table-cell office:value-type="float" office:value="26959562" calcext:value-type="float">
            <text:p>26959562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2-T133.2.1.cnf</text:p>
          </table:table-cell>
          <table:table-cell office:value-type="float" office:value="4219737" calcext:value-type="float">
            <text:p>4219737</text:p>
          </table:table-cell>
          <table:table-cell office:value-type="float" office:value="14677117" calcext:value-type="float">
            <text:p>14677117</text:p>
          </table:table-cell>
          <table:table-cell office:value-type="float" office:value="37973369" calcext:value-type="float">
            <text:p>37973369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2-T135.1.1.cnf</text:p>
          </table:table-cell>
          <table:table-cell office:value-type="float" office:value="2931812" calcext:value-type="float">
            <text:p>2931812</text:p>
          </table:table-cell>
          <table:table-cell office:value-type="float" office:value="10536122" calcext:value-type="float">
            <text:p>10536122</text:p>
          </table:table-cell>
          <table:table-cell office:value-type="float" office:value="28116167" calcext:value-type="float">
            <text:p>2811616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2-T141.1.0.cnf</text:p>
          </table:table-cell>
          <table:table-cell office:value-type="float" office:value="2111677" calcext:value-type="float">
            <text:p>2111677</text:p>
          </table:table-cell>
          <table:table-cell office:value-type="float" office:value="7703817" calcext:value-type="float">
            <text:p>7703817</text:p>
          </table:table-cell>
          <table:table-cell office:value-type="float" office:value="20743338" calcext:value-type="float">
            <text:p>20743338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2-T154.1.0.cnf</text:p>
          </table:table-cell>
          <table:table-cell office:value-type="float" office:value="2646168" calcext:value-type="float">
            <text:p>2646168</text:p>
          </table:table-cell>
          <table:table-cell office:value-type="float" office:value="9549303" calcext:value-type="float">
            <text:p>9549303</text:p>
          </table:table-cell>
          <table:table-cell office:value-type="float" office:value="25448824" calcext:value-type="float">
            <text:p>25448824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2-T155.1.0.cnf</text:p>
          </table:table-cell>
          <table:table-cell office:value-type="float" office:value="2610401" calcext:value-type="float">
            <text:p>2610401</text:p>
          </table:table-cell>
          <table:table-cell office:value-type="float" office:value="9433555" calcext:value-type="float">
            <text:p>9433555</text:p>
          </table:table-cell>
          <table:table-cell office:value-type="float" office:value="25159974" calcext:value-type="float">
            <text:p>25159974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2-T169.1.0.cnf</text:p>
          </table:table-cell>
          <table:table-cell office:value-type="float" office:value="1579557" calcext:value-type="float">
            <text:p>1579557</text:p>
          </table:table-cell>
          <table:table-cell office:value-type="float" office:value="5889425" calcext:value-type="float">
            <text:p>5889425</text:p>
          </table:table-cell>
          <table:table-cell office:value-type="float" office:value="16063676" calcext:value-type="float">
            <text:p>1606367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2-T169.2.0.cnf</text:p>
          </table:table-cell>
          <table:table-cell office:value-type="float" office:value="2996015" calcext:value-type="float">
            <text:p>2996015</text:p>
          </table:table-cell>
          <table:table-cell office:value-type="float" office:value="10506588" calcext:value-type="float">
            <text:p>10506588</text:p>
          </table:table-cell>
          <table:table-cell office:value-type="float" office:value="27382046" calcext:value-type="float">
            <text:p>27382046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2-T49.2.0.cnf</text:p>
          </table:table-cell>
          <table:table-cell office:value-type="float" office:value="4158552" calcext:value-type="float">
            <text:p>4158552</text:p>
          </table:table-cell>
          <table:table-cell office:value-type="float" office:value="14480272" calcext:value-type="float">
            <text:p>14480272</text:p>
          </table:table-cell>
          <table:table-cell office:value-type="float" office:value="37492773" calcext:value-type="float">
            <text:p>3749277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g2-T50.2.0.cnf</text:p>
          </table:table-cell>
          <table:table-cell office:value-type="float" office:value="8363858" calcext:value-type="float">
            <text:p>8363858</text:p>
          </table:table-cell>
          <table:table-cell office:value-type="float" office:value="29258912" calcext:value-type="float">
            <text:p>29258912</text:p>
          </table:table-cell>
          <table:table-cell office:value-type="float" office:value="75848443" calcext:value-type="float">
            <text:p>7584844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2-T55.2.0.cnf</text:p>
          </table:table-cell>
          <table:table-cell office:value-type="float" office:value="1553474" calcext:value-type="float">
            <text:p>1553474</text:p>
          </table:table-cell>
          <table:table-cell office:value-type="float" office:value="5386610" calcext:value-type="float">
            <text:p>5386610</text:p>
          </table:table-cell>
          <table:table-cell office:value-type="float" office:value="13929556" calcext:value-type="float">
            <text:p>1392955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2-T58.2.0.cnf</text:p>
          </table:table-cell>
          <table:table-cell office:value-type="float" office:value="1688661" calcext:value-type="float">
            <text:p>1688661</text:p>
          </table:table-cell>
          <table:table-cell office:value-type="float" office:value="5839832" calcext:value-type="float">
            <text:p>5839832</text:p>
          </table:table-cell>
          <table:table-cell office:value-type="float" office:value="15107700" calcext:value-type="float">
            <text:p>1510770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2-T65.2.0.cnf</text:p>
          </table:table-cell>
          <table:table-cell office:value-type="float" office:value="1504336" calcext:value-type="float">
            <text:p>1504336</text:p>
          </table:table-cell>
          <table:table-cell office:value-type="float" office:value="5233340" calcext:value-type="float">
            <text:p>5233340</text:p>
          </table:table-cell>
          <table:table-cell office:value-type="float" office:value="13555718" calcext:value-type="float">
            <text:p>13555718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2-T65.2.1.cnf</text:p>
          </table:table-cell>
          <table:table-cell office:value-type="float" office:value="3300520" calcext:value-type="float">
            <text:p>3300520</text:p>
          </table:table-cell>
          <table:table-cell office:value-type="float" office:value="11454140" calcext:value-type="float">
            <text:p>11454140</text:p>
          </table:table-cell>
          <table:table-cell office:value-type="float" office:value="29671009" calcext:value-type="float">
            <text:p>29671009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2-T75.2.0.cnf</text:p>
          </table:table-cell>
          <table:table-cell office:value-type="float" office:value="1510704" calcext:value-type="float">
            <text:p>1510704</text:p>
          </table:table-cell>
          <table:table-cell office:value-type="float" office:value="5251942" calcext:value-type="float">
            <text:p>5251942</text:p>
          </table:table-cell>
          <table:table-cell office:value-type="float" office:value="13597960" calcext:value-type="float">
            <text:p>1359796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2-T81.2.1.cnf</text:p>
          </table:table-cell>
          <table:table-cell office:value-type="float" office:value="3413200" calcext:value-type="float">
            <text:p>3413200</text:p>
          </table:table-cell>
          <table:table-cell office:value-type="float" office:value="11803643" calcext:value-type="float">
            <text:p>11803643</text:p>
          </table:table-cell>
          <table:table-cell office:value-type="float" office:value="30508634" calcext:value-type="float">
            <text:p>30508634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2-T83.2.1.cnf</text:p>
          </table:table-cell>
          <table:table-cell office:value-type="float" office:value="3421205" calcext:value-type="float">
            <text:p>3421205</text:p>
          </table:table-cell>
          <table:table-cell office:value-type="float" office:value="11829226" calcext:value-type="float">
            <text:p>11829226</text:p>
          </table:table-cell>
          <table:table-cell office:value-type="float" office:value="30571151" calcext:value-type="float">
            <text:p>30571151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2-T85.2.1.cnf</text:p>
          </table:table-cell>
          <table:table-cell office:value-type="float" office:value="3399116" calcext:value-type="float">
            <text:p>3399116</text:p>
          </table:table-cell>
          <table:table-cell office:value-type="float" office:value="11752598" calcext:value-type="float">
            <text:p>11752598</text:p>
          </table:table-cell>
          <table:table-cell office:value-type="float" office:value="30374728" calcext:value-type="float">
            <text:p>3037472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2-T88.2.1.cnf</text:p>
          </table:table-cell>
          <table:table-cell office:value-type="float" office:value="3372289" calcext:value-type="float">
            <text:p>3372289</text:p>
          </table:table-cell>
          <table:table-cell office:value-type="float" office:value="11667491" calcext:value-type="float">
            <text:p>11667491</text:p>
          </table:table-cell>
          <table:table-cell office:value-type="float" office:value="30172852" calcext:value-type="float">
            <text:p>3017285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2-T89.2.1.cnf</text:p>
          </table:table-cell>
          <table:table-cell office:value-type="float" office:value="3367468" calcext:value-type="float">
            <text:p>3367468</text:p>
          </table:table-cell>
          <table:table-cell office:value-type="float" office:value="11660855" calcext:value-type="float">
            <text:p>11660855</text:p>
          </table:table-cell>
          <table:table-cell office:value-type="float" office:value="30169266" calcext:value-type="float">
            <text:p>3016926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2-T93.2.1.cnf</text:p>
          </table:table-cell>
          <table:table-cell office:value-type="float" office:value="3438718" calcext:value-type="float">
            <text:p>3438718</text:p>
          </table:table-cell>
          <table:table-cell office:value-type="float" office:value="11882170" calcext:value-type="float">
            <text:p>11882170</text:p>
          </table:table-cell>
          <table:table-cell office:value-type="float" office:value="30702861" calcext:value-type="float">
            <text:p>30702861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g2-T96.1.1.cnf</text:p>
          </table:table-cell>
          <table:table-cell office:value-type="float" office:value="8905808" calcext:value-type="float">
            <text:p>8905808</text:p>
          </table:table-cell>
          <table:table-cell office:value-type="float" office:value="32322587" calcext:value-type="float">
            <text:p>32322587</text:p>
          </table:table-cell>
          <table:table-cell office:value-type="float" office:value="86142428" calcext:value-type="float">
            <text:p>86142428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g2-T97.2.1.cnf</text:p>
          </table:table-cell>
          <table:table-cell office:value-type="float" office:value="4038010" calcext:value-type="float">
            <text:p>4038010</text:p>
          </table:table-cell>
          <table:table-cell office:value-type="float" office:value="14110352" calcext:value-type="float">
            <text:p>14110352</text:p>
          </table:table-cell>
          <table:table-cell office:value-type="float" office:value="36639396" calcext:value-type="float">
            <text:p>3663939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2-T99.2.0.cnf</text:p>
          </table:table-cell>
          <table:table-cell office:value-type="float" office:value="3467274" calcext:value-type="float">
            <text:p>3467274</text:p>
          </table:table-cell>
          <table:table-cell office:value-type="float" office:value="12115112" calcext:value-type="float">
            <text:p>12115112</text:p>
          </table:table-cell>
          <table:table-cell office:value-type="float" office:value="31379691" calcext:value-type="float">
            <text:p>3137969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g2-T99.2.1.cnf</text:p>
          </table:table-cell>
          <table:table-cell office:value-type="float" office:value="6269521" calcext:value-type="float">
            <text:p>6269521</text:p>
          </table:table-cell>
          <table:table-cell office:value-type="float" office:value="21859028" calcext:value-type="float">
            <text:p>21859028</text:p>
          </table:table-cell>
          <table:table-cell office:value-type="float" office:value="56571109" calcext:value-type="float">
            <text:p>56571109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g2-UCG-15-10p1.cnf</text:p>
          </table:table-cell>
          <table:table-cell office:value-type="float" office:value="200003" calcext:value-type="float">
            <text:p>200003</text:p>
          </table:table-cell>
          <table:table-cell office:value-type="float" office:value="1019221" calcext:value-type="float">
            <text:p>1019221</text:p>
          </table:table-cell>
          <table:table-cell office:value-type="float" office:value="2431032" calcext:value-type="float">
            <text:p>2431032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g2-UCG-20-10p1.cnf</text:p>
          </table:table-cell>
          <table:table-cell office:value-type="float" office:value="259258" calcext:value-type="float">
            <text:p>259258</text:p>
          </table:table-cell>
          <table:table-cell office:value-type="float" office:value="1388006" calcext:value-type="float">
            <text:p>1388006</text:p>
          </table:table-cell>
          <table:table-cell office:value-type="float" office:value="3352067" calcext:value-type="float">
            <text:p>3352067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g2-UCG-20-5p1.cnf</text:p>
          </table:table-cell>
          <table:table-cell office:value-type="float" office:value="224986" calcext:value-type="float">
            <text:p>224986</text:p>
          </table:table-cell>
          <table:table-cell office:value-type="float" office:value="1204430" calcext:value-type="float">
            <text:p>1204430</text:p>
          </table:table-cell>
          <table:table-cell office:value-type="float" office:value="2908691" calcext:value-type="float">
            <text:p>2908691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g2-UR-20-10p1.cnf</text:p>
          </table:table-cell>
          <table:table-cell office:value-type="float" office:value="259234" calcext:value-type="float">
            <text:p>259234</text:p>
          </table:table-cell>
          <table:table-cell office:value-type="float" office:value="1387934" calcext:value-type="float">
            <text:p>1387934</text:p>
          </table:table-cell>
          <table:table-cell office:value-type="float" office:value="3351923" calcext:value-type="float">
            <text:p>335192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g2-UR-20-5p1.cnf</text:p>
          </table:table-cell>
          <table:table-cell office:value-type="float" office:value="224962" calcext:value-type="float">
            <text:p>224962</text:p>
          </table:table-cell>
          <table:table-cell office:value-type="float" office:value="1204358" calcext:value-type="float">
            <text:p>1204358</text:p>
          </table:table-cell>
          <table:table-cell office:value-type="float" office:value="2908547" calcext:value-type="float">
            <text:p>2908547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2-UTI-20-10p1.cnf</text:p>
          </table:table-cell>
          <table:table-cell office:value-type="float" office:value="260342" calcext:value-type="float">
            <text:p>260342</text:p>
          </table:table-cell>
          <table:table-cell office:value-type="float" office:value="1391257" calcext:value-type="float">
            <text:p>1391257</text:p>
          </table:table-cell>
          <table:table-cell office:value-type="float" office:value="3358569" calcext:value-type="float">
            <text:p>335856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g2-UTI-20-5p1.cnf</text:p>
          </table:table-cell>
          <table:table-cell office:value-type="float" office:value="225926" calcext:value-type="float">
            <text:p>225926</text:p>
          </table:table-cell>
          <table:table-cell office:value-type="float" office:value="1207249" calcext:value-type="float">
            <text:p>1207249</text:p>
          </table:table-cell>
          <table:table-cell office:value-type="float" office:value="2914329" calcext:value-type="float">
            <text:p>291432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2-ak128astepbg1btisc.cnf</text:p>
          </table:table-cell>
          <table:table-cell office:value-type="float" office:value="342139" calcext:value-type="float">
            <text:p>342139</text:p>
          </table:table-cell>
          <table:table-cell office:value-type="float" office:value="1122671" calcext:value-type="float">
            <text:p>1122671</text:p>
          </table:table-cell>
          <table:table-cell office:value-type="float" office:value="2879571" calcext:value-type="float">
            <text:p>2879571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g2-ak128astepbg2asisc.cnf</text:p>
          </table:table-cell>
          <table:table-cell office:value-type="float" office:value="260359" calcext:value-type="float">
            <text:p>260359</text:p>
          </table:table-cell>
          <table:table-cell office:value-type="float" office:value="845072" calcext:value-type="float">
            <text:p>845072</text:p>
          </table:table-cell>
          <table:table-cell office:value-type="float" office:value="2145056" calcext:value-type="float">
            <text:p>214505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g2-ak128astepbg2msaig.cnf</text:p>
          </table:table-cell>
          <table:table-cell office:value-type="float" office:value="422649" calcext:value-type="float">
            <text:p>422649</text:p>
          </table:table-cell>
          <table:table-cell office:value-type="float" office:value="1265652" calcext:value-type="float">
            <text:p>1265652</text:p>
          </table:table-cell>
          <table:table-cell office:value-type="float" office:value="2953186" calcext:value-type="float">
            <text:p>295318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g2-ak128astepbg2msisc.cnf</text:p>
          </table:table-cell>
          <table:table-cell office:value-type="float" office:value="293123" calcext:value-type="float">
            <text:p>293123</text:p>
          </table:table-cell>
          <table:table-cell office:value-type="float" office:value="943237" calcext:value-type="float">
            <text:p>943237</text:p>
          </table:table-cell>
          <table:table-cell office:value-type="float" office:value="2374023" calcext:value-type="float">
            <text:p>2374023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g2-ak128astepmodasaig.cnf</text:p>
          </table:table-cell>
          <table:table-cell office:value-type="float" office:value="422391" calcext:value-type="float">
            <text:p>422391</text:p>
          </table:table-cell>
          <table:table-cell office:value-type="float" office:value="1264878" calcext:value-type="float">
            <text:p>1264878</text:p>
          </table:table-cell>
          <table:table-cell office:value-type="float" office:value="2951380" calcext:value-type="float">
            <text:p>295138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g2-ak128astepmodbtisc.cnf</text:p>
          </table:table-cell>
          <table:table-cell office:value-type="float" office:value="263025" calcext:value-type="float">
            <text:p>263025</text:p>
          </table:table-cell>
          <table:table-cell office:value-type="float" office:value="869766" calcext:value-type="float">
            <text:p>869766</text:p>
          </table:table-cell>
          <table:table-cell office:value-type="float" office:value="2247970" calcext:value-type="float">
            <text:p>2247970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g2-ak128boothbg1btisc.cnf</text:p>
          </table:table-cell>
          <table:table-cell office:value-type="float" office:value="426100" calcext:value-type="float">
            <text:p>426100</text:p>
          </table:table-cell>
          <table:table-cell office:value-type="float" office:value="1407187" calcext:value-type="float">
            <text:p>1407187</text:p>
          </table:table-cell>
          <table:table-cell office:value-type="float" office:value="3631495" calcext:value-type="float">
            <text:p>363149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g2-ak128boothbg2asisc.cnf</text:p>
          </table:table-cell>
          <table:table-cell office:value-type="float" office:value="344320" calcext:value-type="float">
            <text:p>344320</text:p>
          </table:table-cell>
          <table:table-cell office:value-type="float" office:value="1129588" calcext:value-type="float">
            <text:p>1129588</text:p>
          </table:table-cell>
          <table:table-cell office:value-type="float" office:value="2896980" calcext:value-type="float">
            <text:p>289698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2-ak128boothbg2msaig.cnf</text:p>
          </table:table-cell>
          <table:table-cell office:value-type="float" office:value="572519" calcext:value-type="float">
            <text:p>572519</text:p>
          </table:table-cell>
          <table:table-cell office:value-type="float" office:value="1715262" calcext:value-type="float">
            <text:p>1715262</text:p>
          </table:table-cell>
          <table:table-cell office:value-type="float" office:value="4002276" calcext:value-type="float">
            <text:p>400227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2-ak128boothbg2msisc.cnf</text:p>
          </table:table-cell>
          <table:table-cell office:value-type="float" office:value="377084" calcext:value-type="float">
            <text:p>377084</text:p>
          </table:table-cell>
          <table:table-cell office:value-type="float" office:value="1227753" calcext:value-type="float">
            <text:p>1227753</text:p>
          </table:table-cell>
          <table:table-cell office:value-type="float" office:value="3125947" calcext:value-type="float">
            <text:p>3125947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g2-ak128boothboothisc.cnf</text:p>
          </table:table-cell>
          <table:table-cell office:value-type="float" office:value="428019" calcext:value-type="float">
            <text:p>428019</text:p>
          </table:table-cell>
          <table:table-cell office:value-type="float" office:value="1413322" calcext:value-type="float">
            <text:p>1413322</text:p>
          </table:table-cell>
          <table:table-cell office:value-type="float" office:value="3647082" calcext:value-type="float">
            <text:p>3647082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g2-ak128boothdiagoaig.cnf</text:p>
          </table:table-cell>
          <table:table-cell office:value-type="float" office:value="539624" calcext:value-type="float">
            <text:p>539624</text:p>
          </table:table-cell>
          <table:table-cell office:value-type="float" office:value="1616577" calcext:value-type="float">
            <text:p>1616577</text:p>
          </table:table-cell>
          <table:table-cell office:value-type="float" office:value="3772011" calcext:value-type="float">
            <text:p>377201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2-ak128boothmodasaig.cnf</text:p>
          </table:table-cell>
          <table:table-cell office:value-type="float" office:value="572261" calcext:value-type="float">
            <text:p>572261</text:p>
          </table:table-cell>
          <table:table-cell office:value-type="float" office:value="1714488" calcext:value-type="float">
            <text:p>1714488</text:p>
          </table:table-cell>
          <table:table-cell office:value-type="float" office:value="4000470" calcext:value-type="float">
            <text:p>400047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g2-ak128diagobg1btaig.cnf</text:p>
          </table:table-cell>
          <table:table-cell office:value-type="float" office:value="536817" calcext:value-type="float">
            <text:p>536817</text:p>
          </table:table-cell>
          <table:table-cell office:value-type="float" office:value="1608156" calcext:value-type="float">
            <text:p>1608156</text:p>
          </table:table-cell>
          <table:table-cell office:value-type="float" office:value="3752362" calcext:value-type="float">
            <text:p>3752362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g2-ak128diagobg2asaig.cnf</text:p>
          </table:table-cell>
          <table:table-cell office:value-type="float" office:value="373241" calcext:value-type="float">
            <text:p>373241</text:p>
          </table:table-cell>
          <table:table-cell office:value-type="float" office:value="1117434" calcext:value-type="float">
            <text:p>1117434</text:p>
          </table:table-cell>
          <table:table-cell office:value-type="float" office:value="2607344" calcext:value-type="float">
            <text:p>260734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g2-ak128diagodiagoisc.cnf</text:p>
          </table:table-cell>
          <table:table-cell office:value-type="float" office:value="260097" calcext:value-type="float">
            <text:p>260097</text:p>
          </table:table-cell>
          <table:table-cell office:value-type="float" office:value="844290" calcext:value-type="float">
            <text:p>844290</text:p>
          </table:table-cell>
          <table:table-cell office:value-type="float" office:value="2143234" calcext:value-type="float">
            <text:p>214323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g2-ak128modasbg1msisc.cnf</text:p>
          </table:table-cell>
          <table:table-cell office:value-type="float" office:value="325625" calcext:value-type="float">
            <text:p>325625</text:p>
          </table:table-cell>
          <table:table-cell office:value-type="float" office:value="1040620" calcext:value-type="float">
            <text:p>1040620</text:p>
          </table:table-cell>
          <table:table-cell office:value-type="float" office:value="2601168" calcext:value-type="float">
            <text:p>260116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2-ak128modasbg1sbisc.cnf</text:p>
          </table:table-cell>
          <table:table-cell office:value-type="float" office:value="343799" calcext:value-type="float">
            <text:p>343799</text:p>
          </table:table-cell>
          <table:table-cell office:value-type="float" office:value="1128030" calcext:value-type="float">
            <text:p>1128030</text:p>
          </table:table-cell>
          <table:table-cell office:value-type="float" office:value="2893348" calcext:value-type="float">
            <text:p>289334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2-ak128modasmodasisc.cnf</text:p>
          </table:table-cell>
          <table:table-cell office:value-type="float" office:value="325625" calcext:value-type="float">
            <text:p>325625</text:p>
          </table:table-cell>
          <table:table-cell office:value-type="float" office:value="1040620" calcext:value-type="float">
            <text:p>1040620</text:p>
          </table:table-cell>
          <table:table-cell office:value-type="float" office:value="2601168" calcext:value-type="float">
            <text:p>260116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g2-ak128modbtbg1asaig.cnf</text:p>
          </table:table-cell>
          <table:table-cell office:value-type="float" office:value="426328" calcext:value-type="float">
            <text:p>426328</text:p>
          </table:table-cell>
          <table:table-cell office:value-type="float" office:value="1276689" calcext:value-type="float">
            <text:p>1276689</text:p>
          </table:table-cell>
          <table:table-cell office:value-type="float" office:value="2978939" calcext:value-type="float">
            <text:p>2978939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2-ak128modbtbg1asisc.cnf</text:p>
          </table:table-cell>
          <table:table-cell office:value-type="float" office:value="263025" calcext:value-type="float">
            <text:p>263025</text:p>
          </table:table-cell>
          <table:table-cell office:value-type="float" office:value="869766" calcext:value-type="float">
            <text:p>869766</text:p>
          </table:table-cell>
          <table:table-cell office:value-type="float" office:value="2247970" calcext:value-type="float">
            <text:p>2247970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g2-ak128modbtbg1btaig.cnf</text:p>
          </table:table-cell>
          <table:table-cell office:value-type="float" office:value="573076" calcext:value-type="float">
            <text:p>573076</text:p>
          </table:table-cell>
          <table:table-cell office:value-type="float" office:value="1716933" calcext:value-type="float">
            <text:p>1716933</text:p>
          </table:table-cell>
          <table:table-cell office:value-type="float" office:value="4006175" calcext:value-type="float">
            <text:p>400617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g2-ak128modbtbg2msisc.cnf</text:p>
          </table:table-cell>
          <table:table-cell office:value-type="float" office:value="296051" calcext:value-type="float">
            <text:p>296051</text:p>
          </table:table-cell>
          <table:table-cell office:value-type="float" office:value="968713" calcext:value-type="float">
            <text:p>968713</text:p>
          </table:table-cell>
          <table:table-cell office:value-type="float" office:value="2478759" calcext:value-type="float">
            <text:p>2478759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g2-ak128modbtsimpbaig.cnf</text:p>
          </table:table-cell>
          <table:table-cell office:value-type="float" office:value="542796" calcext:value-type="float">
            <text:p>542796</text:p>
          </table:table-cell>
          <table:table-cell office:value-type="float" office:value="1626093" calcext:value-type="float">
            <text:p>1626093</text:p>
          </table:table-cell>
          <table:table-cell office:value-type="float" office:value="3794215" calcext:value-type="float">
            <text:p>379421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g2-ak128paralbg1sbisc.cnf</text:p>
          </table:table-cell>
          <table:table-cell office:value-type="float" office:value="313638" calcext:value-type="float">
            <text:p>313638</text:p>
          </table:table-cell>
          <table:table-cell office:value-type="float" office:value="1037694" calcext:value-type="float">
            <text:p>1037694</text:p>
          </table:table-cell>
          <table:table-cell office:value-type="float" office:value="2684424" calcext:value-type="float">
            <text:p>2684424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g2-ak128paralbg2asaig.cnf</text:p>
          </table:table-cell>
          <table:table-cell office:value-type="float" office:value="376745" calcext:value-type="float">
            <text:p>376745</text:p>
          </table:table-cell>
          <table:table-cell office:value-type="float" office:value="1127946" calcext:value-type="float">
            <text:p>1127946</text:p>
          </table:table-cell>
          <table:table-cell office:value-type="float" office:value="2631872" calcext:value-type="float">
            <text:p>2631872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g2-ak128paralparalisc.cnf</text:p>
          </table:table-cell>
          <table:table-cell office:value-type="float" office:value="265303" calcext:value-type="float">
            <text:p>265303</text:p>
          </table:table-cell>
          <table:table-cell office:value-type="float" office:value="859948" calcext:value-type="float">
            <text:p>859948</text:p>
          </table:table-cell>
          <table:table-cell office:value-type="float" office:value="2183320" calcext:value-type="float">
            <text:p>218332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g2-ak128paralsimpbaig.cnf</text:p>
          </table:table-cell>
          <table:table-cell office:value-type="float" office:value="510105" calcext:value-type="float">
            <text:p>510105</text:p>
          </table:table-cell>
          <table:table-cell office:value-type="float" office:value="1528020" calcext:value-type="float">
            <text:p>1528020</text:p>
          </table:table-cell>
          <table:table-cell office:value-type="float" office:value="3565378" calcext:value-type="float">
            <text:p>356537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2-ak128simpbbg1sbisc.cnf</text:p>
          </table:table-cell>
          <table:table-cell office:value-type="float" office:value="361973" calcext:value-type="float">
            <text:p>361973</text:p>
          </table:table-cell>
          <table:table-cell office:value-type="float" office:value="1215440" calcext:value-type="float">
            <text:p>1215440</text:p>
          </table:table-cell>
          <table:table-cell office:value-type="float" office:value="3185528" calcext:value-type="float">
            <text:p>3185528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2-ak128simpbbg2asaig.cnf</text:p>
          </table:table-cell>
          <table:table-cell office:value-type="float" office:value="506859" calcext:value-type="float">
            <text:p>506859</text:p>
          </table:table-cell>
          <table:table-cell office:value-type="float" office:value="1518282" calcext:value-type="float">
            <text:p>1518282</text:p>
          </table:table-cell>
          <table:table-cell office:value-type="float" office:value="3542656" calcext:value-type="float">
            <text:p>354265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g2-gss-22-s100.cnf</text:p>
          </table:table-cell>
          <table:table-cell office:value-type="float" office:value="31616" calcext:value-type="float">
            <text:p>31616</text:p>
          </table:table-cell>
          <table:table-cell office:value-type="float" office:value="95110" calcext:value-type="float">
            <text:p>95110</text:p>
          </table:table-cell>
          <table:table-cell office:value-type="float" office:value="224220" calcext:value-type="float">
            <text:p>22422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g2-gss-24-s100.cnf</text:p>
          </table:table-cell>
          <table:table-cell office:value-type="float" office:value="31821" calcext:value-type="float">
            <text:p>31821</text:p>
          </table:table-cell>
          <table:table-cell office:value-type="float" office:value="95735" calcext:value-type="float">
            <text:p>95735</text:p>
          </table:table-cell>
          <table:table-cell office:value-type="float" office:value="225739" calcext:value-type="float">
            <text:p>22573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g2-gss-26-s100.cnf</text:p>
          </table:table-cell>
          <table:table-cell office:value-type="float" office:value="31942" calcext:value-type="float">
            <text:p>31942</text:p>
          </table:table-cell>
          <table:table-cell office:value-type="float" office:value="96138" calcext:value-type="float">
            <text:p>96138</text:p>
          </table:table-cell>
          <table:table-cell office:value-type="float" office:value="226784" calcext:value-type="float">
            <text:p>226784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g2-gss-28-s100.cnf</text:p>
          </table:table-cell>
          <table:table-cell office:value-type="float" office:value="32151" calcext:value-type="float">
            <text:p>32151</text:p>
          </table:table-cell>
          <table:table-cell office:value-type="float" office:value="96786" calcext:value-type="float">
            <text:p>96786</text:p>
          </table:table-cell>
          <table:table-cell office:value-type="float" office:value="228372" calcext:value-type="float">
            <text:p>228372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2-gss-30-s100.cnf</text:p>
          </table:table-cell>
          <table:table-cell office:value-type="float" office:value="32309" calcext:value-type="float">
            <text:p>32309</text:p>
          </table:table-cell>
          <table:table-cell office:value-type="float" office:value="97275" calcext:value-type="float">
            <text:p>97275</text:p>
          </table:table-cell>
          <table:table-cell office:value-type="float" office:value="229591" calcext:value-type="float">
            <text:p>229591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g2-gss-32-s100.cnf</text:p>
          </table:table-cell>
          <table:table-cell office:value-type="float" office:value="32312" calcext:value-type="float">
            <text:p>32312</text:p>
          </table:table-cell>
          <table:table-cell office:value-type="float" office:value="97285" calcext:value-type="float">
            <text:p>97285</text:p>
          </table:table-cell>
          <table:table-cell office:value-type="float" office:value="229627" calcext:value-type="float">
            <text:p>22962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g2-gss-34-s100.cnf</text:p>
          </table:table-cell>
          <table:table-cell office:value-type="float" office:value="32465" calcext:value-type="float">
            <text:p>32465</text:p>
          </table:table-cell>
          <table:table-cell office:value-type="float" office:value="97748" calcext:value-type="float">
            <text:p>97748</text:p>
          </table:table-cell>
          <table:table-cell office:value-type="float" office:value="230766" calcext:value-type="float">
            <text:p>230766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g2-gss-36-s100.cnf</text:p>
          </table:table-cell>
          <table:table-cell office:value-type="float" office:value="32642" calcext:value-type="float">
            <text:p>32642</text:p>
          </table:table-cell>
          <table:table-cell office:value-type="float" office:value="98287" calcext:value-type="float">
            <text:p>98287</text:p>
          </table:table-cell>
          <table:table-cell office:value-type="float" office:value="232061" calcext:value-type="float">
            <text:p>232061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2-gss-38-s100.cnf</text:p>
          </table:table-cell>
          <table:table-cell office:value-type="float" office:value="32759" calcext:value-type="float">
            <text:p>32759</text:p>
          </table:table-cell>
          <table:table-cell office:value-type="float" office:value="98646" calcext:value-type="float">
            <text:p>98646</text:p>
          </table:table-cell>
          <table:table-cell office:value-type="float" office:value="232940" calcext:value-type="float">
            <text:p>23294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g2-gss-40-s100.cnf</text:p>
          </table:table-cell>
          <table:table-cell office:value-type="float" office:value="32814" calcext:value-type="float">
            <text:p>32814</text:p>
          </table:table-cell>
          <table:table-cell office:value-type="float" office:value="98815" calcext:value-type="float">
            <text:p>98815</text:p>
          </table:table-cell>
          <table:table-cell office:value-type="float" office:value="233369" calcext:value-type="float">
            <text:p>23336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g2-hwmcc15deep-6s105-k35.cnf</text:p>
          </table:table-cell>
          <table:table-cell office:value-type="float" office:value="75903" calcext:value-type="float">
            <text:p>75903</text:p>
          </table:table-cell>
          <table:table-cell office:value-type="float" office:value="224705" calcext:value-type="float">
            <text:p>224705</text:p>
          </table:table-cell>
          <table:table-cell office:value-type="float" office:value="524239" calcext:value-type="float">
            <text:p>524239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g2-hwmcc15deep-6s161-k17.cnf</text:p>
          </table:table-cell>
          <table:table-cell office:value-type="float" office:value="44195" calcext:value-type="float">
            <text:p>44195</text:p>
          </table:table-cell>
          <table:table-cell office:value-type="float" office:value="128349" calcext:value-type="float">
            <text:p>128349</text:p>
          </table:table-cell>
          <table:table-cell office:value-type="float" office:value="299473" calcext:value-type="float">
            <text:p>29947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g2-hwmcc15deep-6s161-k18.cnf</text:p>
          </table:table-cell>
          <table:table-cell office:value-type="float" office:value="48224" calcext:value-type="float">
            <text:p>48224</text:p>
          </table:table-cell>
          <table:table-cell office:value-type="float" office:value="140165" calcext:value-type="float">
            <text:p>140165</text:p>
          </table:table-cell>
          <table:table-cell office:value-type="float" office:value="327043" calcext:value-type="float">
            <text:p>32704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g2-hwmcc15deep-6s179-k17.cnf</text:p>
          </table:table-cell>
          <table:table-cell office:value-type="float" office:value="11456" calcext:value-type="float">
            <text:p>11456</text:p>
          </table:table-cell>
          <table:table-cell table:style-name="ce2" office:value-type="float" office:value="32807" calcext:value-type="float">
            <text:p>32807</text:p>
          </table:table-cell>
          <table:table-cell table:style-name="ce2" office:value-type="float" office:value="76501" calcext:value-type="float">
            <text:p>7650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g2-hwmcc15deep-6s188-k44.cnf</text:p>
          </table:table-cell>
          <table:table-cell office:value-type="float" office:value="202374" calcext:value-type="float">
            <text:p>202374</text:p>
          </table:table-cell>
          <table:table-cell office:value-type="float" office:value="596874" calcext:value-type="float">
            <text:p>596874</text:p>
          </table:table-cell>
          <table:table-cell office:value-type="float" office:value="1391438" calcext:value-type="float">
            <text:p>139143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g2-hwmcc15deep-6s188-k46.cnf</text:p>
          </table:table-cell>
          <table:table-cell office:value-type="float" office:value="213938" calcext:value-type="float">
            <text:p>213938</text:p>
          </table:table-cell>
          <table:table-cell office:value-type="float" office:value="631036" calcext:value-type="float">
            <text:p>631036</text:p>
          </table:table-cell>
          <table:table-cell office:value-type="float" office:value="1471072" calcext:value-type="float">
            <text:p>1471072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g2-hwmcc15deep-6s33-k33.cnf</text:p>
          </table:table-cell>
          <table:table-cell office:value-type="float" office:value="24125" calcext:value-type="float">
            <text:p>24125</text:p>
          </table:table-cell>
          <table:table-cell table:style-name="ce2" office:value-type="float" office:value="70154" calcext:value-type="float">
            <text:p>70154</text:p>
          </table:table-cell>
          <table:table-cell table:style-name="ce2" office:value-type="float" office:value="163696" calcext:value-type="float">
            <text:p>16369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g2-hwmcc15deep-6s33-k34.cnf</text:p>
          </table:table-cell>
          <table:table-cell office:value-type="float" office:value="24952" calcext:value-type="float">
            <text:p>24952</text:p>
          </table:table-cell>
          <table:table-cell table:style-name="ce2" office:value-type="float" office:value="72572" calcext:value-type="float">
            <text:p>72572</text:p>
          </table:table-cell>
          <table:table-cell table:style-name="ce2" office:value-type="float" office:value="169338" calcext:value-type="float">
            <text:p>16933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2-hwmcc15deep-6s340rb63-k16.cnf</text:p>
          </table:table-cell>
          <table:table-cell office:value-type="float" office:value="123061" calcext:value-type="float">
            <text:p>123061</text:p>
          </table:table-cell>
          <table:table-cell office:value-type="float" office:value="363619" calcext:value-type="float">
            <text:p>363619</text:p>
          </table:table-cell>
          <table:table-cell office:value-type="float" office:value="848417" calcext:value-type="float">
            <text:p>84841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g2-hwmcc15deep-6s340rb63-k22.cnf</text:p>
          </table:table-cell>
          <table:table-cell office:value-type="float" office:value="276394" calcext:value-type="float">
            <text:p>276394</text:p>
          </table:table-cell>
          <table:table-cell office:value-type="float" office:value="817663" calcext:value-type="float">
            <text:p>817663</text:p>
          </table:table-cell>
          <table:table-cell office:value-type="float" office:value="1907805" calcext:value-type="float">
            <text:p>190780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g2-hwmcc15deep-6s341r-k16.cnf</text:p>
          </table:table-cell>
          <table:table-cell office:value-type="float" office:value="296616" calcext:value-type="float">
            <text:p>296616</text:p>
          </table:table-cell>
          <table:table-cell office:value-type="float" office:value="878410" calcext:value-type="float">
            <text:p>878410</text:p>
          </table:table-cell>
          <table:table-cell office:value-type="float" office:value="2049604" calcext:value-type="float">
            <text:p>204960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2-hwmcc15deep-6s341r-k19.cnf</text:p>
          </table:table-cell>
          <table:table-cell office:value-type="float" office:value="407917" calcext:value-type="float">
            <text:p>407917</text:p>
          </table:table-cell>
          <table:table-cell office:value-type="float" office:value="1210072" calcext:value-type="float">
            <text:p>1210072</text:p>
          </table:table-cell>
          <table:table-cell office:value-type="float" office:value="2823488" calcext:value-type="float">
            <text:p>282348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g2-hwmcc15deep-6s366r-k72.cnf</text:p>
          </table:table-cell>
          <table:table-cell office:value-type="float" office:value="198696" calcext:value-type="float">
            <text:p>198696</text:p>
          </table:table-cell>
          <table:table-cell office:value-type="float" office:value="583515" calcext:value-type="float">
            <text:p>583515</text:p>
          </table:table-cell>
          <table:table-cell office:value-type="float" office:value="1361533" calcext:value-type="float">
            <text:p>136153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g2-hwmcc15deep-6s399b02-k02.cnf</text:p>
          </table:table-cell>
          <table:table-cell office:value-type="float" office:value="6950" calcext:value-type="float">
            <text:p>6950</text:p>
          </table:table-cell>
          <table:table-cell table:style-name="ce2" office:value-type="float" office:value="20705" calcext:value-type="float">
            <text:p>20705</text:p>
          </table:table-cell>
          <table:table-cell table:style-name="ce2" office:value-type="float" office:value="48311" calcext:value-type="float">
            <text:p>4831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g2-hwmcc15deep-6s399b03-k02.cnf</text:p>
          </table:table-cell>
          <table:table-cell office:value-type="float" office:value="7191" calcext:value-type="float">
            <text:p>7191</text:p>
          </table:table-cell>
          <table:table-cell table:style-name="ce2" office:value-type="float" office:value="21428" calcext:value-type="float">
            <text:p>21428</text:p>
          </table:table-cell>
          <table:table-cell table:style-name="ce2" office:value-type="float" office:value="49998" calcext:value-type="float">
            <text:p>4999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g2-hwmcc15deep-6s44-k38.cnf</text:p>
          </table:table-cell>
          <table:table-cell office:value-type="float" office:value="242811" calcext:value-type="float">
            <text:p>242811</text:p>
          </table:table-cell>
          <table:table-cell office:value-type="float" office:value="707932" calcext:value-type="float">
            <text:p>707932</text:p>
          </table:table-cell>
          <table:table-cell office:value-type="float" office:value="1651026" calcext:value-type="float">
            <text:p>165102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g2-hwmcc15deep-6s44-k40.cnf</text:p>
          </table:table-cell>
          <table:table-cell office:value-type="float" office:value="259705" calcext:value-type="float">
            <text:p>259705</text:p>
          </table:table-cell>
          <table:table-cell office:value-type="float" office:value="757474" calcext:value-type="float">
            <text:p>757474</text:p>
          </table:table-cell>
          <table:table-cell office:value-type="float" office:value="1766572" calcext:value-type="float">
            <text:p>1766572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2-hwmcc15deep-6s516r-k17.cnf</text:p>
          </table:table-cell>
          <table:table-cell office:value-type="float" office:value="47761" calcext:value-type="float">
            <text:p>47761</text:p>
          </table:table-cell>
          <table:table-cell office:value-type="float" office:value="135422" calcext:value-type="float">
            <text:p>135422</text:p>
          </table:table-cell>
          <table:table-cell office:value-type="float" office:value="315946" calcext:value-type="float">
            <text:p>31594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g2-hwmcc15deep-6s516r-k18.cnf</text:p>
          </table:table-cell>
          <table:table-cell office:value-type="float" office:value="51996" calcext:value-type="float">
            <text:p>51996</text:p>
          </table:table-cell>
          <table:table-cell office:value-type="float" office:value="147556" calcext:value-type="float">
            <text:p>147556</text:p>
          </table:table-cell>
          <table:table-cell office:value-type="float" office:value="344258" calcext:value-type="float">
            <text:p>34425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g2-hwmcc15deep-beembkry8b1-k45.cnf</text:p>
          </table:table-cell>
          <table:table-cell office:value-type="float" office:value="249516" calcext:value-type="float">
            <text:p>249516</text:p>
          </table:table-cell>
          <table:table-cell office:value-type="float" office:value="528367" calcext:value-type="float">
            <text:p>528367</text:p>
          </table:table-cell>
          <table:table-cell office:value-type="float" office:value="1231383" calcext:value-type="float">
            <text:p>123138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g2-hwmcc15deep-beemcmbrdg7f2-k32.cnf</text:p>
          </table:table-cell>
          <table:table-cell office:value-type="float" office:value="102936" calcext:value-type="float">
            <text:p>102936</text:p>
          </table:table-cell>
          <table:table-cell office:value-type="float" office:value="283797" calcext:value-type="float">
            <text:p>283797</text:p>
          </table:table-cell>
          <table:table-cell office:value-type="float" office:value="661195" calcext:value-type="float">
            <text:p>66119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g2-hwmcc15deep-beemfwt4b1-k48.cnf</text:p>
          </table:table-cell>
          <table:table-cell office:value-type="float" office:value="2300828" calcext:value-type="float">
            <text:p>2300828</text:p>
          </table:table-cell>
          <table:table-cell office:value-type="float" office:value="5089482" calcext:value-type="float">
            <text:p>5089482</text:p>
          </table:table-cell>
          <table:table-cell office:value-type="float" office:value="11755014" calcext:value-type="float">
            <text:p>1175501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g2-hwmcc15deep-beemhanoi4b1-k32.cnf</text:p>
          </table:table-cell>
          <table:table-cell office:value-type="float" office:value="392428" calcext:value-type="float">
            <text:p>392428</text:p>
          </table:table-cell>
          <table:table-cell office:value-type="float" office:value="921945" calcext:value-type="float">
            <text:p>921945</text:p>
          </table:table-cell>
          <table:table-cell office:value-type="float" office:value="2124749" calcext:value-type="float">
            <text:p>212474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g2-hwmcc15deep-beemhanoi4b1-k37.cnf</text:p>
          </table:table-cell>
          <table:table-cell office:value-type="float" office:value="455573" calcext:value-type="float">
            <text:p>455573</text:p>
          </table:table-cell>
          <table:table-cell office:value-type="float" office:value="1070495" calcext:value-type="float">
            <text:p>1070495</text:p>
          </table:table-cell>
          <table:table-cell office:value-type="float" office:value="2467149" calcext:value-type="float">
            <text:p>246714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g2-hwmcc15deep-beemlifts3b1-k29.cnf</text:p>
          </table:table-cell>
          <table:table-cell office:value-type="float" office:value="1238026" calcext:value-type="float">
            <text:p>1238026</text:p>
          </table:table-cell>
          <table:table-cell office:value-type="float" office:value="3431267" calcext:value-type="float">
            <text:p>3431267</text:p>
          </table:table-cell>
          <table:table-cell office:value-type="float" office:value="7989897" calcext:value-type="float">
            <text:p>798989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g2-hwmcc15deep-beemloyd3b1-k31.cnf</text:p>
          </table:table-cell>
          <table:table-cell office:value-type="float" office:value="122450" calcext:value-type="float">
            <text:p>122450</text:p>
          </table:table-cell>
          <table:table-cell office:value-type="float" office:value="327831" calcext:value-type="float">
            <text:p>327831</text:p>
          </table:table-cell>
          <table:table-cell office:value-type="float" office:value="760661" calcext:value-type="float">
            <text:p>760661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g2-hwmcc15deep-bob12s02-k16.cnf</text:p>
          </table:table-cell>
          <table:table-cell office:value-type="float" office:value="203492" calcext:value-type="float">
            <text:p>203492</text:p>
          </table:table-cell>
          <table:table-cell office:value-type="float" office:value="602145" calcext:value-type="float">
            <text:p>602145</text:p>
          </table:table-cell>
          <table:table-cell office:value-type="float" office:value="1404981" calcext:value-type="float">
            <text:p>140498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g2-hwmcc15deep-bob12s02-k17.cnf</text:p>
          </table:table-cell>
          <table:table-cell office:value-type="float" office:value="216247" calcext:value-type="float">
            <text:p>216247</text:p>
          </table:table-cell>
          <table:table-cell office:value-type="float" office:value="639883" calcext:value-type="float">
            <text:p>639883</text:p>
          </table:table-cell>
          <table:table-cell office:value-type="float" office:value="1493035" calcext:value-type="float">
            <text:p>149303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g2-hwmcc15deep-bobpcihm-k30.cnf</text:p>
          </table:table-cell>
          <table:table-cell office:value-type="float" office:value="185267" calcext:value-type="float">
            <text:p>185267</text:p>
          </table:table-cell>
          <table:table-cell office:value-type="float" office:value="513605" calcext:value-type="float">
            <text:p>513605</text:p>
          </table:table-cell>
          <table:table-cell office:value-type="float" office:value="1199729" calcext:value-type="float">
            <text:p>1199729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g2-hwmcc15deep-bobpcihm-k31.cnf</text:p>
          </table:table-cell>
          <table:table-cell office:value-type="float" office:value="194793" calcext:value-type="float">
            <text:p>194793</text:p>
          </table:table-cell>
          <table:table-cell office:value-type="float" office:value="540136" calcext:value-type="float">
            <text:p>540136</text:p>
          </table:table-cell>
          <table:table-cell office:value-type="float" office:value="1261706" calcext:value-type="float">
            <text:p>126170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g2-hwmcc15deep-bobpcihm-k32.cnf</text:p>
          </table:table-cell>
          <table:table-cell office:value-type="float" office:value="204319" calcext:value-type="float">
            <text:p>204319</text:p>
          </table:table-cell>
          <table:table-cell office:value-type="float" office:value="566667" calcext:value-type="float">
            <text:p>566667</text:p>
          </table:table-cell>
          <table:table-cell office:value-type="float" office:value="1323683" calcext:value-type="float">
            <text:p>132368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2-hwmcc15deep-bobpcihm-k33.cnf</text:p>
          </table:table-cell>
          <table:table-cell office:value-type="float" office:value="213845" calcext:value-type="float">
            <text:p>213845</text:p>
          </table:table-cell>
          <table:table-cell office:value-type="float" office:value="593198" calcext:value-type="float">
            <text:p>593198</text:p>
          </table:table-cell>
          <table:table-cell office:value-type="float" office:value="1385660" calcext:value-type="float">
            <text:p>138566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g2-hwmcc15deep-intel032-k84.cnf</text:p>
          </table:table-cell>
          <table:table-cell office:value-type="float" office:value="426091" calcext:value-type="float">
            <text:p>426091</text:p>
          </table:table-cell>
          <table:table-cell office:value-type="float" office:value="882800" calcext:value-type="float">
            <text:p>882800</text:p>
          </table:table-cell>
          <table:table-cell office:value-type="float" office:value="2051596" calcext:value-type="float">
            <text:p>2051596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g2-hwmcc15deep-intel065-k11.cnf</text:p>
          </table:table-cell>
          <table:table-cell office:value-type="float" office:value="156426" calcext:value-type="float">
            <text:p>156426</text:p>
          </table:table-cell>
          <table:table-cell office:value-type="float" office:value="376988" calcext:value-type="float">
            <text:p>376988</text:p>
          </table:table-cell>
          <table:table-cell office:value-type="float" office:value="875754" calcext:value-type="float">
            <text:p>87575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g2-hwmcc15deep-intel066-k10.cnf</text:p>
          </table:table-cell>
          <table:table-cell office:value-type="float" office:value="78582" calcext:value-type="float">
            <text:p>78582</text:p>
          </table:table-cell>
          <table:table-cell office:value-type="float" office:value="185592" calcext:value-type="float">
            <text:p>185592</text:p>
          </table:table-cell>
          <table:table-cell office:value-type="float" office:value="430930" calcext:value-type="float">
            <text:p>43093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g2-hwmcc15deep-oski15a10b06s-k24.cnf</text:p>
          </table:table-cell>
          <table:table-cell office:value-type="float" office:value="631770" calcext:value-type="float">
            <text:p>631770</text:p>
          </table:table-cell>
          <table:table-cell office:value-type="float" office:value="1651217" calcext:value-type="float">
            <text:p>1651217</text:p>
          </table:table-cell>
          <table:table-cell office:value-type="float" office:value="3847637" calcext:value-type="float">
            <text:p>384763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g2-hwmcc15deep-oski15a10b08s-k23.cnf</text:p>
          </table:table-cell>
          <table:table-cell office:value-type="float" office:value="602485" calcext:value-type="float">
            <text:p>602485</text:p>
          </table:table-cell>
          <table:table-cell office:value-type="float" office:value="1573050" calcext:value-type="float">
            <text:p>1573050</text:p>
          </table:table-cell>
          <table:table-cell office:value-type="float" office:value="3665468" calcext:value-type="float">
            <text:p>366546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g2-hwmcc15deep-oski15a10b10s-k20.cnf</text:p>
          </table:table-cell>
          <table:table-cell office:value-type="float" office:value="509532" calcext:value-type="float">
            <text:p>509532</text:p>
          </table:table-cell>
          <table:table-cell office:value-type="float" office:value="1326460" calcext:value-type="float">
            <text:p>1326460</text:p>
          </table:table-cell>
          <table:table-cell office:value-type="float" office:value="3090820" calcext:value-type="float">
            <text:p>309082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g2-hwmcc15deep-oski15a10b10s-k22.cnf</text:p>
          </table:table-cell>
          <table:table-cell office:value-type="float" office:value="569318" calcext:value-type="float">
            <text:p>569318</text:p>
          </table:table-cell>
          <table:table-cell office:value-type="float" office:value="1484814" calcext:value-type="float">
            <text:p>1484814</text:p>
          </table:table-cell>
          <table:table-cell office:value-type="float" office:value="3459878" calcext:value-type="float">
            <text:p>345987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g2-hwmcc15deep-oski15a14b04s-k16.cnf</text:p>
          </table:table-cell>
          <table:table-cell office:value-type="float" office:value="491922" calcext:value-type="float">
            <text:p>491922</text:p>
          </table:table-cell>
          <table:table-cell office:value-type="float" office:value="1274014" calcext:value-type="float">
            <text:p>1274014</text:p>
          </table:table-cell>
          <table:table-cell office:value-type="float" office:value="2980122" calcext:value-type="float">
            <text:p>298012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g2-hwmcc15deep-oski15a14b30s-k24.cnf</text:p>
          </table:table-cell>
          <table:table-cell office:value-type="float" office:value="683370" calcext:value-type="float">
            <text:p>683370</text:p>
          </table:table-cell>
          <table:table-cell office:value-type="float" office:value="1773257" calcext:value-type="float">
            <text:p>1773257</text:p>
          </table:table-cell>
          <table:table-cell office:value-type="float" office:value="4144779" calcext:value-type="float">
            <text:p>4144779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g2-mizh-md5-47-3.cnf</text:p>
          </table:table-cell>
          <table:table-cell office:value-type="float" office:value="65604" calcext:value-type="float">
            <text:p>65604</text:p>
          </table:table-cell>
          <table:table-cell office:value-type="float" office:value="273522" calcext:value-type="float">
            <text:p>273522</text:p>
          </table:table-cell>
          <table:table-cell office:value-type="float" office:value="814950" calcext:value-type="float">
            <text:p>81495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g2-mizh-md5-47-5.cnf</text:p>
          </table:table-cell>
          <table:table-cell office:value-type="float" office:value="65604" calcext:value-type="float">
            <text:p>65604</text:p>
          </table:table-cell>
          <table:table-cell office:value-type="float" office:value="273520" calcext:value-type="float">
            <text:p>273520</text:p>
          </table:table-cell>
          <table:table-cell office:value-type="float" office:value="814946" calcext:value-type="float">
            <text:p>81494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g2-mizh-md5-48-2.cnf</text:p>
          </table:table-cell>
          <table:table-cell office:value-type="float" office:value="66892" calcext:value-type="float">
            <text:p>66892</text:p>
          </table:table-cell>
          <table:table-cell office:value-type="float" office:value="279240" calcext:value-type="float">
            <text:p>279240</text:p>
          </table:table-cell>
          <table:table-cell office:value-type="float" office:value="832616" calcext:value-type="float">
            <text:p>83261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g2-mizh-md5-48-5.cnf</text:p>
          </table:table-cell>
          <table:table-cell office:value-type="float" office:value="66892" calcext:value-type="float">
            <text:p>66892</text:p>
          </table:table-cell>
          <table:table-cell office:value-type="float" office:value="279256" calcext:value-type="float">
            <text:p>279256</text:p>
          </table:table-cell>
          <table:table-cell office:value-type="float" office:value="832648" calcext:value-type="float">
            <text:p>832648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g2-modgen-n200-m90860q08c40-13698.cnf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9086" calcext:value-type="float">
            <text:p>9086</text:p>
          </table:table-cell>
          <table:table-cell table:style-name="ce2" office:value-type="float" office:value="27258" calcext:value-type="float">
            <text:p>27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g2-modgen-n200-m90860q08c40-16823.cnf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9086" calcext:value-type="float">
            <text:p>9086</text:p>
          </table:table-cell>
          <table:table-cell table:style-name="ce2" office:value-type="float" office:value="27258" calcext:value-type="float">
            <text:p>27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g2-modgen-n200-m90860q08c40-29667.cnf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9086" calcext:value-type="float">
            <text:p>9086</text:p>
          </table:table-cell>
          <table:table-cell table:style-name="ce2" office:value-type="float" office:value="27258" calcext:value-type="float">
            <text:p>27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g2-modgen-n200-m90860q08c40-3230.cnf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9086" calcext:value-type="float">
            <text:p>9086</text:p>
          </table:table-cell>
          <table:table-cell table:style-name="ce2" office:value-type="float" office:value="27258" calcext:value-type="float">
            <text:p>27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g2-modgen-n200-m90860q08c40-6967.cnf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9086" calcext:value-type="float">
            <text:p>9086</text:p>
          </table:table-cell>
          <table:table-cell table:style-name="ce2" office:value-type="float" office:value="27258" calcext:value-type="float">
            <text:p>27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g2-mult1.c.50.smt2-cvc4.cnf</text:p>
          </table:table-cell>
          <table:table-cell office:value-type="float" office:value="256368" calcext:value-type="float">
            <text:p>256368</text:p>
          </table:table-cell>
          <table:table-cell office:value-type="float" office:value="1052470" calcext:value-type="float">
            <text:p>1052470</text:p>
          </table:table-cell>
          <table:table-cell office:value-type="float" office:value="2853593" calcext:value-type="float">
            <text:p>2853593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2-newton.8.3.i.smt2-cvc4.cnf</text:p>
          </table:table-cell>
          <table:table-cell office:value-type="float" office:value="302735" calcext:value-type="float">
            <text:p>302735</text:p>
          </table:table-cell>
          <table:table-cell office:value-type="float" office:value="1309690" calcext:value-type="float">
            <text:p>1309690</text:p>
          </table:table-cell>
          <table:table-cell office:value-type="float" office:value="3625730" calcext:value-type="float">
            <text:p>362573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g2-slp-synthesis-aes-top24.cnf</text:p>
          </table:table-cell>
          <table:table-cell office:value-type="float" office:value="65983" calcext:value-type="float">
            <text:p>65983</text:p>
          </table:table-cell>
          <table:table-cell office:value-type="float" office:value="209942" calcext:value-type="float">
            <text:p>209942</text:p>
          </table:table-cell>
          <table:table-cell office:value-type="float" office:value="513194" calcext:value-type="float">
            <text:p>51319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g2-slp-synthesis-aes-top25.cnf</text:p>
          </table:table-cell>
          <table:table-cell office:value-type="float" office:value="71356" calcext:value-type="float">
            <text:p>71356</text:p>
          </table:table-cell>
          <table:table-cell office:value-type="float" office:value="227126" calcext:value-type="float">
            <text:p>227126</text:p>
          </table:table-cell>
          <table:table-cell office:value-type="float" office:value="555264" calcext:value-type="float">
            <text:p>55526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g2-slp-synthesis-aes-top26.cnf</text:p>
          </table:table-cell>
          <table:table-cell office:value-type="float" office:value="76943" calcext:value-type="float">
            <text:p>76943</text:p>
          </table:table-cell>
          <table:table-cell office:value-type="float" office:value="245006" calcext:value-type="float">
            <text:p>245006</text:p>
          </table:table-cell>
          <table:table-cell office:value-type="float" office:value="599044" calcext:value-type="float">
            <text:p>59904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g2-slp-synthesis-aes-top28.cnf</text:p>
          </table:table-cell>
          <table:table-cell office:value-type="float" office:value="88763" calcext:value-type="float">
            <text:p>88763</text:p>
          </table:table-cell>
          <table:table-cell office:value-type="float" office:value="282870" calcext:value-type="float">
            <text:p>282870</text:p>
          </table:table-cell>
          <table:table-cell office:value-type="float" office:value="691774" calcext:value-type="float">
            <text:p>69177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g2-slp-synthesis-aes-top29.cnf</text:p>
          </table:table-cell>
          <table:table-cell office:value-type="float" office:value="94998" calcext:value-type="float">
            <text:p>94998</text:p>
          </table:table-cell>
          <table:table-cell office:value-type="float" office:value="302862" calcext:value-type="float">
            <text:p>302862</text:p>
          </table:table-cell>
          <table:table-cell office:value-type="float" office:value="740744" calcext:value-type="float">
            <text:p>74074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g2-slp-synthesis-aes-top30.cnf</text:p>
          </table:table-cell>
          <table:table-cell office:value-type="float" office:value="101451" calcext:value-type="float">
            <text:p>101451</text:p>
          </table:table-cell>
          <table:table-cell office:value-type="float" office:value="323566" calcext:value-type="float">
            <text:p>323566</text:p>
          </table:table-cell>
          <table:table-cell office:value-type="float" office:value="791464" calcext:value-type="float">
            <text:p>79146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g2-test_v5_r10_vr10_c1_s21502.smt2-cvc4.cnf</text:p>
          </table:table-cell>
          <table:table-cell office:value-type="float" office:value="245249" calcext:value-type="float">
            <text:p>245249</text:p>
          </table:table-cell>
          <table:table-cell office:value-type="float" office:value="1089831" calcext:value-type="float">
            <text:p>1089831</text:p>
          </table:table-cell>
          <table:table-cell office:value-type="float" office:value="3037201" calcext:value-type="float">
            <text:p>3037201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g2-test_v7_r7_vr5_c1_s14675.smt2-cvc4.cnf</text:p>
          </table:table-cell>
          <table:table-cell office:value-type="float" office:value="244193" calcext:value-type="float">
            <text:p>244193</text:p>
          </table:table-cell>
          <table:table-cell office:value-type="float" office:value="1082414" calcext:value-type="float">
            <text:p>1082414</text:p>
          </table:table-cell>
          <table:table-cell office:value-type="float" office:value="3015438" calcext:value-type="float">
            <text:p>301543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p1-21.0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p1-21.1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p1-21.2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mp1-21.3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mp1-21.4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mp1-21.5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mp1-21.6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mp1-21.7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mp1-21.8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mp1-21.9.cnf</text:p>
          </table:table-cell>
          <table:table-cell table:style-name="ce2" office:value-type="float" office:value="3968" calcext:value-type="float">
            <text:p>3968</text:p>
          </table:table-cell>
          <table:table-cell office:value-type="float" office:value="119208" calcext:value-type="float">
            <text:p>119208</text:p>
          </table:table-cell>
          <table:table-cell office:value-type="float" office:value="790101" calcext:value-type="float">
            <text:p>79010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mp1-22.0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mp1-22.1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mp1-22.2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mp1-22.3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mp1-22.4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mp1-22.5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mp1-22.6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mp1-22.7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mp1-22.8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mp1-22.9.cnf</text:p>
          </table:table-cell>
          <table:table-cell table:style-name="ce2" office:value-type="float" office:value="4128" calcext:value-type="float">
            <text:p>4128</text:p>
          </table:table-cell>
          <table:table-cell office:value-type="float" office:value="126580" calcext:value-type="float">
            <text:p>126580</text:p>
          </table:table-cell>
          <table:table-cell office:value-type="float" office:value="833834" calcext:value-type="float">
            <text:p>83383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mp1-23.0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mp1-23.1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p1-23.2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p1-23.3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p1-23.4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p1-23.5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mp1-23.6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mp1-23.7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mp1-23.8.cnf</text:p>
          </table:table-cell>
          <table:table-cell table:style-name="ce2" office:value-type="float" office:value="4288" calcext:value-type="float">
            <text:p>4288</text:p>
          </table:table-cell>
          <table:table-cell office:value-type="float" office:value="132672" calcext:value-type="float">
            <text:p>132672</text:p>
          </table:table-cell>
          <table:table-cell office:value-type="float" office:value="873727" calcext:value-type="float">
            <text:p>87372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mp1-24.0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mp1-24.1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mp1-24.2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mp1-24.3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mp1-24.4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mp1-24.5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p1-24.6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p1-24.7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p1-24.8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mp1-24.9.cnf</text:p>
          </table:table-cell>
          <table:table-cell table:style-name="ce2" office:value-type="float" office:value="4448" calcext:value-type="float">
            <text:p>4448</text:p>
          </table:table-cell>
          <table:table-cell office:value-type="float" office:value="138764" calcext:value-type="float">
            <text:p>138764</text:p>
          </table:table-cell>
          <table:table-cell office:value-type="float" office:value="913620" calcext:value-type="float">
            <text:p>913620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mp1-9_1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2" calcext:value-type="float">
            <text:p>280142</text:p>
          </table:table-cell>
          <table:table-cell office:value-type="float" office:value="1086254" calcext:value-type="float">
            <text:p>1086254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mp1-9_11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3" calcext:value-type="float">
            <text:p>280143</text:p>
          </table:table-cell>
          <table:table-cell office:value-type="float" office:value="1086255" calcext:value-type="float">
            <text:p>108625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mp1-9_12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9" calcext:value-type="float">
            <text:p>280139</text:p>
          </table:table-cell>
          <table:table-cell office:value-type="float" office:value="1086251" calcext:value-type="float">
            <text:p>1086251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mp1-9_14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9" calcext:value-type="float">
            <text:p>280139</text:p>
          </table:table-cell>
          <table:table-cell office:value-type="float" office:value="1086251" calcext:value-type="float">
            <text:p>1086251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mp1-9_19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0" calcext:value-type="float">
            <text:p>280140</text:p>
          </table:table-cell>
          <table:table-cell office:value-type="float" office:value="1086252" calcext:value-type="float">
            <text:p>108625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mp1-9_21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5" calcext:value-type="float">
            <text:p>280135</text:p>
          </table:table-cell>
          <table:table-cell office:value-type="float" office:value="1086247" calcext:value-type="float">
            <text:p>1086247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mp1-9_22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6" calcext:value-type="float">
            <text:p>280136</text:p>
          </table:table-cell>
          <table:table-cell office:value-type="float" office:value="1086248" calcext:value-type="float">
            <text:p>108624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mp1-9_24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5" calcext:value-type="float">
            <text:p>280135</text:p>
          </table:table-cell>
          <table:table-cell office:value-type="float" office:value="1086247" calcext:value-type="float">
            <text:p>1086247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mp1-9_25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6" calcext:value-type="float">
            <text:p>280136</text:p>
          </table:table-cell>
          <table:table-cell office:value-type="float" office:value="1086248" calcext:value-type="float">
            <text:p>108624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p1-9_27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0" calcext:value-type="float">
            <text:p>280140</text:p>
          </table:table-cell>
          <table:table-cell office:value-type="float" office:value="1086252" calcext:value-type="float">
            <text:p>108625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mp1-9_29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4" calcext:value-type="float">
            <text:p>280144</text:p>
          </table:table-cell>
          <table:table-cell office:value-type="float" office:value="1086256" calcext:value-type="float">
            <text:p>1086256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mp1-9_3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4" calcext:value-type="float">
            <text:p>280144</text:p>
          </table:table-cell>
          <table:table-cell office:value-type="float" office:value="1086256" calcext:value-type="float">
            <text:p>1086256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mp1-9_31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0" calcext:value-type="float">
            <text:p>280140</text:p>
          </table:table-cell>
          <table:table-cell office:value-type="float" office:value="1086252" calcext:value-type="float">
            <text:p>108625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mp1-9_34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0" calcext:value-type="float">
            <text:p>280140</text:p>
          </table:table-cell>
          <table:table-cell office:value-type="float" office:value="1086252" calcext:value-type="float">
            <text:p>108625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p1-9_38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0" calcext:value-type="float">
            <text:p>280140</text:p>
          </table:table-cell>
          <table:table-cell office:value-type="float" office:value="1086252" calcext:value-type="float">
            <text:p>108625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p1-9_4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6" calcext:value-type="float">
            <text:p>280136</text:p>
          </table:table-cell>
          <table:table-cell office:value-type="float" office:value="1086248" calcext:value-type="float">
            <text:p>108624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mp1-9_44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40" calcext:value-type="float">
            <text:p>280140</text:p>
          </table:table-cell>
          <table:table-cell office:value-type="float" office:value="1086252" calcext:value-type="float">
            <text:p>108625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mp1-9_49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8" calcext:value-type="float">
            <text:p>280138</text:p>
          </table:table-cell>
          <table:table-cell office:value-type="float" office:value="1086250" calcext:value-type="float">
            <text:p>108625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mp1-9_50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6" calcext:value-type="float">
            <text:p>280136</text:p>
          </table:table-cell>
          <table:table-cell office:value-type="float" office:value="1086248" calcext:value-type="float">
            <text:p>108624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mp1-9_9.cnf</text:p>
          </table:table-cell>
          <table:table-cell table:style-name="ce2" office:value-type="float" office:value="1458" calcext:value-type="float">
            <text:p>1458</text:p>
          </table:table-cell>
          <table:table-cell office:value-type="float" office:value="280139" calcext:value-type="float">
            <text:p>280139</text:p>
          </table:table-cell>
          <table:table-cell office:value-type="float" office:value="1086251" calcext:value-type="float">
            <text:p>1086251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mp1-Nb5T06.cnf</text:p>
          </table:table-cell>
          <table:table-cell table:style-name="ce2" office:value-type="float" office:value="2139" calcext:value-type="float">
            <text:p>2139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24300" calcext:value-type="float">
            <text:p>2430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mp1-Nb5T07.cnf</text:p>
          </table:table-cell>
          <table:table-cell table:style-name="ce2" office:value-type="float" office:value="2608" calcext:value-type="float">
            <text:p>2608</text:p>
          </table:table-cell>
          <table:table-cell table:style-name="ce2" office:value-type="float" office:value="10800" calcext:value-type="float">
            <text:p>10800</text:p>
          </table:table-cell>
          <table:table-cell table:style-name="ce2" office:value-type="float" office:value="29250" calcext:value-type="float">
            <text:p>29250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mp1-Nb5T14.cnf</text:p>
          </table:table-cell>
          <table:table-cell office:value-type="float" office:value="5891" calcext:value-type="float">
            <text:p>5891</text:p>
          </table:table-cell>
          <table:table-cell table:style-name="ce2" office:value-type="float" office:value="23400" calcext:value-type="float">
            <text:p>23400</text:p>
          </table:table-cell>
          <table:table-cell table:style-name="ce2" office:value-type="float" office:value="63900" calcext:value-type="float">
            <text:p>63900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mp1-Nb5T15.cnf</text:p>
          </table:table-cell>
          <table:table-cell office:value-type="float" office:value="6360" calcext:value-type="float">
            <text:p>6360</text:p>
          </table:table-cell>
          <table:table-cell table:style-name="ce2" office:value-type="float" office:value="25200" calcext:value-type="float">
            <text:p>25200</text:p>
          </table:table-cell>
          <table:table-cell table:style-name="ce2" office:value-type="float" office:value="68850" calcext:value-type="float">
            <text:p>68850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mp1-Nb5T16.cnf</text:p>
          </table:table-cell>
          <table:table-cell office:value-type="float" office:value="6829" calcext:value-type="float">
            <text:p>6829</text:p>
          </table:table-cell>
          <table:table-cell table:style-name="ce2" office:value-type="float" office:value="27000" calcext:value-type="float">
            <text:p>27000</text:p>
          </table:table-cell>
          <table:table-cell table:style-name="ce2" office:value-type="float" office:value="73800" calcext:value-type="float">
            <text:p>73800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mp1-Nb6T06.cnf</text:p>
          </table:table-cell>
          <table:table-cell table:style-name="ce2" office:value-type="float" office:value="3702" calcext:value-type="float">
            <text:p>3702</text:p>
          </table:table-cell>
          <table:table-cell table:style-name="ce2" office:value-type="float" office:value="15840" calcext:value-type="float">
            <text:p>15840</text:p>
          </table:table-cell>
          <table:table-cell table:style-name="ce2" office:value-type="float" office:value="42768" calcext:value-type="float">
            <text:p>4276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mp1-Nb6T07.cnf</text:p>
          </table:table-cell>
          <table:table-cell table:style-name="ce2" office:value-type="float" office:value="4517" calcext:value-type="float">
            <text:p>4517</text:p>
          </table:table-cell>
          <table:table-cell table:style-name="ce2" office:value-type="float" office:value="19008" calcext:value-type="float">
            <text:p>19008</text:p>
          </table:table-cell>
          <table:table-cell table:style-name="ce2" office:value-type="float" office:value="51480" calcext:value-type="float">
            <text:p>51480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mp1-Nb6T25.cnf</text:p>
          </table:table-cell>
          <table:table-cell office:value-type="float" office:value="19187" calcext:value-type="float">
            <text:p>19187</text:p>
          </table:table-cell>
          <table:table-cell table:style-name="ce2" office:value-type="float" office:value="76032" calcext:value-type="float">
            <text:p>76032</text:p>
          </table:table-cell>
          <table:table-cell table:style-name="ce2" office:value-type="float" office:value="208296" calcext:value-type="float">
            <text:p>20829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mp1-Nb6T27.cnf</text:p>
          </table:table-cell>
          <table:table-cell office:value-type="float" office:value="20817" calcext:value-type="float">
            <text:p>20817</text:p>
          </table:table-cell>
          <table:table-cell table:style-name="ce2" office:value-type="float" office:value="82368" calcext:value-type="float">
            <text:p>82368</text:p>
          </table:table-cell>
          <table:table-cell office:value-type="float" office:value="225720" calcext:value-type="float">
            <text:p>225720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mp1-Nb6T28.cnf</text:p>
          </table:table-cell>
          <table:table-cell office:value-type="float" office:value="21632" calcext:value-type="float">
            <text:p>21632</text:p>
          </table:table-cell>
          <table:table-cell table:style-name="ce2" office:value-type="float" office:value="85536" calcext:value-type="float">
            <text:p>85536</text:p>
          </table:table-cell>
          <table:table-cell office:value-type="float" office:value="234432" calcext:value-type="float">
            <text:p>23443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mp1-Nb6T29.cnf</text:p>
          </table:table-cell>
          <table:table-cell office:value-type="float" office:value="22447" calcext:value-type="float">
            <text:p>22447</text:p>
          </table:table-cell>
          <table:table-cell table:style-name="ce2" office:value-type="float" office:value="88704" calcext:value-type="float">
            <text:p>88704</text:p>
          </table:table-cell>
          <table:table-cell office:value-type="float" office:value="243144" calcext:value-type="float">
            <text:p>243144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mp1-Nb6T30.cnf</text:p>
          </table:table-cell>
          <table:table-cell office:value-type="float" office:value="23262" calcext:value-type="float">
            <text:p>23262</text:p>
          </table:table-cell>
          <table:table-cell office:value-type="float" office:value="91872" calcext:value-type="float">
            <text:p>91872</text:p>
          </table:table-cell>
          <table:table-cell office:value-type="float" office:value="251856" calcext:value-type="float">
            <text:p>25185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mp1-Nb7T07.cnf</text:p>
          </table:table-cell>
          <table:table-cell office:value-type="float" office:value="7196" calcext:value-type="float">
            <text:p>7196</text:p>
          </table:table-cell>
          <table:table-cell table:style-name="ce2" office:value-type="float" office:value="30576" calcext:value-type="float">
            <text:p>30576</text:p>
          </table:table-cell>
          <table:table-cell table:style-name="ce2" office:value-type="float" office:value="82810" calcext:value-type="float">
            <text:p>82810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mp1-Nb7T08.cnf</text:p>
          </table:table-cell>
          <table:table-cell office:value-type="float" office:value="8497" calcext:value-type="float">
            <text:p>8497</text:p>
          </table:table-cell>
          <table:table-cell table:style-name="ce2" office:value-type="float" office:value="35672" calcext:value-type="float">
            <text:p>35672</text:p>
          </table:table-cell>
          <table:table-cell table:style-name="ce2" office:value-type="float" office:value="96824" calcext:value-type="float">
            <text:p>9682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mp1-Nb7T42.cnf</text:p>
          </table:table-cell>
          <table:table-cell office:value-type="float" office:value="52731" calcext:value-type="float">
            <text:p>52731</text:p>
          </table:table-cell>
          <table:table-cell office:value-type="float" office:value="208936" calcext:value-type="float">
            <text:p>208936</text:p>
          </table:table-cell>
          <table:table-cell office:value-type="float" office:value="573300" calcext:value-type="float">
            <text:p>573300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mp1-Nb7T43.cnf</text:p>
          </table:table-cell>
          <table:table-cell office:value-type="float" office:value="54032" calcext:value-type="float">
            <text:p>54032</text:p>
          </table:table-cell>
          <table:table-cell office:value-type="float" office:value="214032" calcext:value-type="float">
            <text:p>214032</text:p>
          </table:table-cell>
          <table:table-cell office:value-type="float" office:value="587314" calcext:value-type="float">
            <text:p>587314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mp1-Nb7T44.cnf</text:p>
          </table:table-cell>
          <table:table-cell office:value-type="float" office:value="55333" calcext:value-type="float">
            <text:p>55333</text:p>
          </table:table-cell>
          <table:table-cell office:value-type="float" office:value="219128" calcext:value-type="float">
            <text:p>219128</text:p>
          </table:table-cell>
          <table:table-cell office:value-type="float" office:value="601328" calcext:value-type="float">
            <text:p>601328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mp1-Nb7T45.cnf</text:p>
          </table:table-cell>
          <table:table-cell office:value-type="float" office:value="56634" calcext:value-type="float">
            <text:p>56634</text:p>
          </table:table-cell>
          <table:table-cell office:value-type="float" office:value="224224" calcext:value-type="float">
            <text:p>224224</text:p>
          </table:table-cell>
          <table:table-cell office:value-type="float" office:value="615342" calcext:value-type="float">
            <text:p>61534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mp1-Nb7T46.cnf</text:p>
          </table:table-cell>
          <table:table-cell office:value-type="float" office:value="57935" calcext:value-type="float">
            <text:p>57935</text:p>
          </table:table-cell>
          <table:table-cell office:value-type="float" office:value="229320" calcext:value-type="float">
            <text:p>229320</text:p>
          </table:table-cell>
          <table:table-cell office:value-type="float" office:value="629356" calcext:value-type="float">
            <text:p>62935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mp1-blockpuzzle_5x10_s2_free5.cnf</text:p>
          </table:table-cell>
          <table:table-cell table:style-name="ce2" office:value-type="float" office:value="2850" calcext:value-type="float">
            <text:p>2850</text:p>
          </table:table-cell>
          <table:table-cell office:value-type="float" office:value="303100" calcext:value-type="float">
            <text:p>303100</text:p>
          </table:table-cell>
          <table:table-cell office:value-type="float" office:value="608390" calcext:value-type="float">
            <text:p>60839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mp1-blockpuzzle_5x10_s3_free4.cnf</text:p>
          </table:table-cell>
          <table:table-cell table:style-name="ce2" office:value-type="float" office:value="2750" calcext:value-type="float">
            <text:p>2750</text:p>
          </table:table-cell>
          <table:table-cell office:value-type="float" office:value="287000" calcext:value-type="float">
            <text:p>287000</text:p>
          </table:table-cell>
          <table:table-cell office:value-type="float" office:value="576150" calcext:value-type="float">
            <text:p>57615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mp1-blockpuzzle_5x10_s5_free3.cnf</text:p>
          </table:table-cell>
          <table:table-cell table:style-name="ce2" office:value-type="float" office:value="2750" calcext:value-type="float">
            <text:p>2750</text:p>
          </table:table-cell>
          <table:table-cell office:value-type="float" office:value="287100" calcext:value-type="float">
            <text:p>287100</text:p>
          </table:table-cell>
          <table:table-cell office:value-type="float" office:value="576340" calcext:value-type="float">
            <text:p>57634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mp1-blockpuzzle_5x10_s7_free4.cnf</text:p>
          </table:table-cell>
          <table:table-cell table:style-name="ce2" office:value-type="float" office:value="2700" calcext:value-type="float">
            <text:p>2700</text:p>
          </table:table-cell>
          <table:table-cell office:value-type="float" office:value="279150" calcext:value-type="float">
            <text:p>279150</text:p>
          </table:table-cell>
          <table:table-cell office:value-type="float" office:value="560380" calcext:value-type="float">
            <text:p>56038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mp1-blockpuzzle_5x10_s8_free3.cnf</text:p>
          </table:table-cell>
          <table:table-cell table:style-name="ce2" office:value-type="float" office:value="2750" calcext:value-type="float">
            <text:p>2750</text:p>
          </table:table-cell>
          <table:table-cell office:value-type="float" office:value="287100" calcext:value-type="float">
            <text:p>287100</text:p>
          </table:table-cell>
          <table:table-cell office:value-type="float" office:value="576350" calcext:value-type="float">
            <text:p>57635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mp1-blockpuzzle_5x12_s6_free3.cnf</text:p>
          </table:table-cell>
          <table:table-cell table:style-name="ce2" office:value-type="float" office:value="3960" calcext:value-type="float">
            <text:p>3960</text:p>
          </table:table-cell>
          <table:table-cell office:value-type="float" office:value="496620" calcext:value-type="float">
            <text:p>496620</text:p>
          </table:table-cell>
          <table:table-cell office:value-type="float" office:value="996382" calcext:value-type="float">
            <text:p>996382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mp1-blockpuzzle_7x10_s10_free4.cnf</text:p>
          </table:table-cell>
          <table:table-cell office:value-type="float" office:value="5180" calcext:value-type="float">
            <text:p>5180</text:p>
          </table:table-cell>
          <table:table-cell office:value-type="float" office:value="742770" calcext:value-type="float">
            <text:p>742770</text:p>
          </table:table-cell>
          <table:table-cell office:value-type="float" office:value="1489734" calcext:value-type="float">
            <text:p>148973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mp1-blockpuzzle_7x10_s7_free8.cnf</text:p>
          </table:table-cell>
          <table:table-cell office:value-type="float" office:value="5530" calcext:value-type="float">
            <text:p>5530</text:p>
          </table:table-cell>
          <table:table-cell office:value-type="float" office:value="820260" calcext:value-type="float">
            <text:p>820260</text:p>
          </table:table-cell>
          <table:table-cell office:value-type="float" office:value="1645038" calcext:value-type="float">
            <text:p>1645038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mp1-blockpuzzle_7x10_s9_free6.cnf</text:p>
          </table:table-cell>
          <table:table-cell office:value-type="float" office:value="5320" calcext:value-type="float">
            <text:p>5320</text:p>
          </table:table-cell>
          <table:table-cell office:value-type="float" office:value="773150" calcext:value-type="float">
            <text:p>773150</text:p>
          </table:table-cell>
          <table:table-cell office:value-type="float" office:value="1550618" calcext:value-type="float">
            <text:p>1550618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mp1-blockpuzzle_8x8_s1_free4.cnf</text:p>
          </table:table-cell>
          <table:table-cell table:style-name="ce2" office:value-type="float" office:value="4480" calcext:value-type="float">
            <text:p>4480</text:p>
          </table:table-cell>
          <table:table-cell office:value-type="float" office:value="597568" calcext:value-type="float">
            <text:p>597568</text:p>
          </table:table-cell>
          <table:table-cell office:value-type="float" office:value="1198720" calcext:value-type="float">
            <text:p>119872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mp1-blockpuzzle_9x9_s1_free10.cnf</text:p>
          </table:table-cell>
          <table:table-cell office:value-type="float" office:value="7452" calcext:value-type="float">
            <text:p>7452</text:p>
          </table:table-cell>
          <table:table-cell office:value-type="float" office:value="1284093" calcext:value-type="float">
            <text:p>1284093</text:p>
          </table:table-cell>
          <table:table-cell office:value-type="float" office:value="2574396" calcext:value-type="float">
            <text:p>2574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mp1-blockpuzzle_9x9_s1_free7.cnf</text:p>
          </table:table-cell>
          <table:table-cell office:value-type="float" office:value="7209" calcext:value-type="float">
            <text:p>7209</text:p>
          </table:table-cell>
          <table:table-cell office:value-type="float" office:value="1220913" calcext:value-type="float">
            <text:p>1220913</text:p>
          </table:table-cell>
          <table:table-cell office:value-type="float" office:value="2447793" calcext:value-type="float">
            <text:p>2447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mp1-blockpuzzle_9x9_s1_free8.cnf</text:p>
          </table:table-cell>
          <table:table-cell office:value-type="float" office:value="7290" calcext:value-type="float">
            <text:p>7290</text:p>
          </table:table-cell>
          <table:table-cell office:value-type="float" office:value="1241811" calcext:value-type="float">
            <text:p>1241811</text:p>
          </table:table-cell>
          <table:table-cell office:value-type="float" office:value="2489670" calcext:value-type="float">
            <text:p>24896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mp1-blockpuzzle_9x9_s1_free9.cnf</text:p>
          </table:table-cell>
          <table:table-cell office:value-type="float" office:value="7371" calcext:value-type="float">
            <text:p>7371</text:p>
          </table:table-cell>
          <table:table-cell office:value-type="float" office:value="1262871" calcext:value-type="float">
            <text:p>1262871</text:p>
          </table:table-cell>
          <table:table-cell office:value-type="float" office:value="2531871" calcext:value-type="float">
            <text:p>2531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mp1-blockpuzzle_9x9_s4_free3.cnf</text:p>
          </table:table-cell>
          <table:table-cell office:value-type="float" office:value="6885" calcext:value-type="float">
            <text:p>6885</text:p>
          </table:table-cell>
          <table:table-cell office:value-type="float" office:value="1138941" calcext:value-type="float">
            <text:p>1138941</text:p>
          </table:table-cell>
          <table:table-cell office:value-type="float" office:value="2283525" calcext:value-type="float">
            <text:p>2283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mp1-blockpuzzle_9x9_s5_free3.cnf</text:p>
          </table:table-cell>
          <table:table-cell office:value-type="float" office:value="6885" calcext:value-type="float">
            <text:p>6885</text:p>
          </table:table-cell>
          <table:table-cell office:value-type="float" office:value="1138941" calcext:value-type="float">
            <text:p>1138941</text:p>
          </table:table-cell>
          <table:table-cell office:value-type="float" office:value="2283525" calcext:value-type="float">
            <text:p>2283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mp1-blockpuzzle_9x9_s7_free8.cnf</text:p>
          </table:table-cell>
          <table:table-cell office:value-type="float" office:value="7371" calcext:value-type="float">
            <text:p>7371</text:p>
          </table:table-cell>
          <table:table-cell office:value-type="float" office:value="1263033" calcext:value-type="float">
            <text:p>1263033</text:p>
          </table:table-cell>
          <table:table-cell office:value-type="float" office:value="2532177" calcext:value-type="float">
            <text:p>2532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mp1-blockpuzzle_9x9_s7_free9.cnf</text:p>
          </table:table-cell>
          <table:table-cell office:value-type="float" office:value="7452" calcext:value-type="float">
            <text:p>7452</text:p>
          </table:table-cell>
          <table:table-cell office:value-type="float" office:value="1284255" calcext:value-type="float">
            <text:p>1284255</text:p>
          </table:table-cell>
          <table:table-cell office:value-type="float" office:value="2574702" calcext:value-type="float">
            <text:p>2574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mp1-blockpuzzle_9x9_s8_free3.cnf</text:p>
          </table:table-cell>
          <table:table-cell office:value-type="float" office:value="6966" calcext:value-type="float">
            <text:p>6966</text:p>
          </table:table-cell>
          <table:table-cell office:value-type="float" office:value="1159353" calcext:value-type="float">
            <text:p>1159353</text:p>
          </table:table-cell>
          <table:table-cell office:value-type="float" office:value="2324412" calcext:value-type="float">
            <text:p>2324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mp1-blockpuzzle_9x9_s8_free7.cnf</text:p>
          </table:table-cell>
          <table:table-cell office:value-type="float" office:value="7290" calcext:value-type="float">
            <text:p>7290</text:p>
          </table:table-cell>
          <table:table-cell office:value-type="float" office:value="1241973" calcext:value-type="float">
            <text:p>1241973</text:p>
          </table:table-cell>
          <table:table-cell office:value-type="float" office:value="2489976" calcext:value-type="float">
            <text:p>24899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mp1-bsat180-648.cnf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944" calcext:value-type="float">
            <text:p>1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mp1-bsat192-689.cnf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2067" calcext:value-type="float">
            <text:p>2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mp1-bsat201-707.cnf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2121" calcext:value-type="float">
            <text:p>2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mp1-bsat210-739.cnf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2217" calcext:value-type="float">
            <text:p>2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mp1-klieber2017s-0300-032-t12.cnf</text:p>
          </table:table-cell>
          <table:table-cell office:value-type="float" office:value="19491" calcext:value-type="float">
            <text:p>19491</text:p>
          </table:table-cell>
          <table:table-cell table:style-name="ce2" office:value-type="float" office:value="58388" calcext:value-type="float">
            <text:p>58388</text:p>
          </table:table-cell>
          <table:table-cell table:style-name="ce2" office:value-type="float" office:value="136244" calcext:value-type="float">
            <text:p>13624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mp1-klieber2017s-0300-033-t12.cnf</text:p>
          </table:table-cell>
          <table:table-cell office:value-type="float" office:value="19565" calcext:value-type="float">
            <text:p>19565</text:p>
          </table:table-cell>
          <table:table-cell table:style-name="ce2" office:value-type="float" office:value="58607" calcext:value-type="float">
            <text:p>58607</text:p>
          </table:table-cell>
          <table:table-cell table:style-name="ce2" office:value-type="float" office:value="136755" calcext:value-type="float">
            <text:p>13675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mp1-klieber2017s-0300-034-t12.cnf</text:p>
          </table:table-cell>
          <table:table-cell office:value-type="float" office:value="19743" calcext:value-type="float">
            <text:p>19743</text:p>
          </table:table-cell>
          <table:table-cell table:style-name="ce2" office:value-type="float" office:value="59138" calcext:value-type="float">
            <text:p>59138</text:p>
          </table:table-cell>
          <table:table-cell table:style-name="ce2" office:value-type="float" office:value="137994" calcext:value-type="float">
            <text:p>13799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mp1-klieber2017s-0300-035-t12.cnf</text:p>
          </table:table-cell>
          <table:table-cell office:value-type="float" office:value="19814" calcext:value-type="float">
            <text:p>19814</text:p>
          </table:table-cell>
          <table:table-cell table:style-name="ce2" office:value-type="float" office:value="59348" calcext:value-type="float">
            <text:p>59348</text:p>
          </table:table-cell>
          <table:table-cell table:style-name="ce2" office:value-type="float" office:value="138484" calcext:value-type="float">
            <text:p>13848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mp1-klieber2017s-0490-022-t12.cnf</text:p>
          </table:table-cell>
          <table:table-cell office:value-type="float" office:value="29873" calcext:value-type="float">
            <text:p>29873</text:p>
          </table:table-cell>
          <table:table-cell table:style-name="ce2" office:value-type="float" office:value="89564" calcext:value-type="float">
            <text:p>89564</text:p>
          </table:table-cell>
          <table:table-cell table:style-name="ce2" office:value-type="float" office:value="208988" calcext:value-type="float">
            <text:p>20898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mp1-klieber2017s-0490-023-t12.cnf</text:p>
          </table:table-cell>
          <table:table-cell office:value-type="float" office:value="30833" calcext:value-type="float">
            <text:p>30833</text:p>
          </table:table-cell>
          <table:table-cell office:value-type="float" office:value="92441" calcext:value-type="float">
            <text:p>92441</text:p>
          </table:table-cell>
          <table:table-cell table:style-name="ce2" office:value-type="float" office:value="215701" calcext:value-type="float">
            <text:p>21570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mp1-klieber2017s-0490-024-t12.cnf</text:p>
          </table:table-cell>
          <table:table-cell office:value-type="float" office:value="30503" calcext:value-type="float">
            <text:p>30503</text:p>
          </table:table-cell>
          <table:table-cell table:style-name="ce2" office:value-type="float" office:value="91448" calcext:value-type="float">
            <text:p>91448</text:p>
          </table:table-cell>
          <table:table-cell table:style-name="ce2" office:value-type="float" office:value="213384" calcext:value-type="float">
            <text:p>21338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mp1-klieber2017s-0500-022-t12.cnf</text:p>
          </table:table-cell>
          <table:table-cell office:value-type="float" office:value="30894" calcext:value-type="float">
            <text:p>30894</text:p>
          </table:table-cell>
          <table:table-cell office:value-type="float" office:value="92627" calcext:value-type="float">
            <text:p>92627</text:p>
          </table:table-cell>
          <table:table-cell table:style-name="ce2" office:value-type="float" office:value="216135" calcext:value-type="float">
            <text:p>21613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mp1-klieber2017s-0500-023-t12.cnf</text:p>
          </table:table-cell>
          <table:table-cell office:value-type="float" office:value="30587" calcext:value-type="float">
            <text:p>30587</text:p>
          </table:table-cell>
          <table:table-cell table:style-name="ce2" office:value-type="float" office:value="91703" calcext:value-type="float">
            <text:p>91703</text:p>
          </table:table-cell>
          <table:table-cell table:style-name="ce2" office:value-type="float" office:value="213979" calcext:value-type="float">
            <text:p>213979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mp1-klieber2017s-0500-024-t12.cnf</text:p>
          </table:table-cell>
          <table:table-cell office:value-type="float" office:value="30935" calcext:value-type="float">
            <text:p>30935</text:p>
          </table:table-cell>
          <table:table-cell office:value-type="float" office:value="92744" calcext:value-type="float">
            <text:p>92744</text:p>
          </table:table-cell>
          <table:table-cell table:style-name="ce2" office:value-type="float" office:value="216408" calcext:value-type="float">
            <text:p>21640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mp1-klieber2017s-1000-023-eq.cnf</text:p>
          </table:table-cell>
          <table:table-cell office:value-type="float" office:value="6118" calcext:value-type="float">
            <text:p>6118</text:p>
          </table:table-cell>
          <table:table-cell table:style-name="ce2" office:value-type="float" office:value="18286" calcext:value-type="float">
            <text:p>18286</text:p>
          </table:table-cell>
          <table:table-cell table:style-name="ce2" office:value-type="float" office:value="42666" calcext:value-type="float">
            <text:p>4266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mp1-klieber2017s-1000-024-eq.cnf</text:p>
          </table:table-cell>
          <table:table-cell office:value-type="float" office:value="5823" calcext:value-type="float">
            <text:p>5823</text:p>
          </table:table-cell>
          <table:table-cell table:style-name="ce2" office:value-type="float" office:value="17398" calcext:value-type="float">
            <text:p>17398</text:p>
          </table:table-cell>
          <table:table-cell table:style-name="ce2" office:value-type="float" office:value="40594" calcext:value-type="float">
            <text:p>4059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mp1-klieber2017s-1200-022-eq.cnf</text:p>
          </table:table-cell>
          <table:table-cell office:value-type="float" office:value="7231" calcext:value-type="float">
            <text:p>7231</text:p>
          </table:table-cell>
          <table:table-cell table:style-name="ce2" office:value-type="float" office:value="21628" calcext:value-type="float">
            <text:p>21628</text:p>
          </table:table-cell>
          <table:table-cell table:style-name="ce2" office:value-type="float" office:value="50464" calcext:value-type="float">
            <text:p>5046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mp1-klieber2017s-1200-023-eq.cnf</text:p>
          </table:table-cell>
          <table:table-cell office:value-type="float" office:value="6913" calcext:value-type="float">
            <text:p>6913</text:p>
          </table:table-cell>
          <table:table-cell table:style-name="ce2" office:value-type="float" office:value="20671" calcext:value-type="float">
            <text:p>20671</text:p>
          </table:table-cell>
          <table:table-cell table:style-name="ce2" office:value-type="float" office:value="48231" calcext:value-type="float">
            <text:p>4823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p1-klieber2017s-1200-024-eq.cnf</text:p>
          </table:table-cell>
          <table:table-cell office:value-type="float" office:value="7476" calcext:value-type="float">
            <text:p>7476</text:p>
          </table:table-cell>
          <table:table-cell table:style-name="ce2" office:value-type="float" office:value="22357" calcext:value-type="float">
            <text:p>22357</text:p>
          </table:table-cell>
          <table:table-cell table:style-name="ce2" office:value-type="float" office:value="52165" calcext:value-type="float">
            <text:p>5216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mp1-klieber2017s-1600-022-eq.cnf</text:p>
          </table:table-cell>
          <table:table-cell office:value-type="float" office:value="9383" calcext:value-type="float">
            <text:p>9383</text:p>
          </table:table-cell>
          <table:table-cell table:style-name="ce2" office:value-type="float" office:value="28084" calcext:value-type="float">
            <text:p>28084</text:p>
          </table:table-cell>
          <table:table-cell table:style-name="ce2" office:value-type="float" office:value="65528" calcext:value-type="float">
            <text:p>6552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mp1-klieber2017s-1600-023-eq.cnf</text:p>
          </table:table-cell>
          <table:table-cell office:value-type="float" office:value="9152" calcext:value-type="float">
            <text:p>9152</text:p>
          </table:table-cell>
          <table:table-cell table:style-name="ce2" office:value-type="float" office:value="27388" calcext:value-type="float">
            <text:p>27388</text:p>
          </table:table-cell>
          <table:table-cell table:style-name="ce2" office:value-type="float" office:value="63904" calcext:value-type="float">
            <text:p>6390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mp1-klieber2017s-1600-024-eq.cnf</text:p>
          </table:table-cell>
          <table:table-cell office:value-type="float" office:value="9293" calcext:value-type="float">
            <text:p>9293</text:p>
          </table:table-cell>
          <table:table-cell table:style-name="ce2" office:value-type="float" office:value="27808" calcext:value-type="float">
            <text:p>27808</text:p>
          </table:table-cell>
          <table:table-cell table:style-name="ce2" office:value-type="float" office:value="64884" calcext:value-type="float">
            <text:p>6488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mp1-klieber2017s-2000-022-eq.cnf</text:p>
          </table:table-cell>
          <table:table-cell office:value-type="float" office:value="10912" calcext:value-type="float">
            <text:p>10912</text:p>
          </table:table-cell>
          <table:table-cell table:style-name="ce2" office:value-type="float" office:value="32671" calcext:value-type="float">
            <text:p>32671</text:p>
          </table:table-cell>
          <table:table-cell table:style-name="ce2" office:value-type="float" office:value="76231" calcext:value-type="float">
            <text:p>7623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mp1-klieber2017s-2000-023-eq.cnf</text:p>
          </table:table-cell>
          <table:table-cell office:value-type="float" office:value="10193" calcext:value-type="float">
            <text:p>10193</text:p>
          </table:table-cell>
          <table:table-cell table:style-name="ce2" office:value-type="float" office:value="30511" calcext:value-type="float">
            <text:p>30511</text:p>
          </table:table-cell>
          <table:table-cell table:style-name="ce2" office:value-type="float" office:value="71191" calcext:value-type="float">
            <text:p>7119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mp1-ps_5000_21250_3_0_0.6_0_1.45_0.cnf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mp1-ps_5000_21250_3_0_0.6_0_1.45_2.cnf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mp1-ps_5000_21250_3_0_0.6_0_1.45_4.cnf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mp1-ps_5000_21250_3_0_0.6_0_1.45_6.cnf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mp1-ps_5000_21250_3_0_0.6_0_1.45_8.cnf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mp1-ps_5000_21250_3_0_0.6_0_1.50_0.cnf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mp1-ps_5000_21250_3_0_0.6_0_1.50_2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mp1-ps_5000_21250_3_0_0.6_0_1.50_4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mp1-ps_5000_21250_3_0_0.6_0_1.50_6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p1-ps_5000_21250_3_0_0.6_0_1.50_8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mp1-ps_5000_21250_3_0_0.7_0_1.45_0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mp1-ps_5000_21250_3_0_0.7_0_1.45_2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mp1-ps_5000_21250_3_0_0.7_0_1.45_4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mp1-ps_5000_21250_3_0_0.7_0_1.45_6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mp1-ps_5000_21250_3_0_0.7_0_1.45_8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mp1-ps_5000_21250_3_0_0.7_0_1.50_0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mp1-ps_5000_21250_3_0_0.7_0_1.50_2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mp1-ps_5000_21250_3_0_0.7_0_1.50_4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mp1-ps_5000_21250_3_0_0.7_0_1.50_6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mp1-ps_5000_21250_3_0_0.7_0_1.50_8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mp1-ps_5000_21250_3_0_0.8_0_1.50_0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mp1-ps_5000_21250_3_0_0.8_0_1.50_2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mp1-ps_5000_21250_3_0_0.8_0_1.50_4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mp1-ps_5000_21250_3_0_0.8_0_1.50_6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mp1-ps_5000_21250_3_0_0.8_0_1.50_8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mp1-ps_5000_21250_3_0_0.8_0_1.55_0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mp1-ps_5000_21250_3_0_0.8_0_1.55_2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p1-ps_5000_21250_3_0_0.8_0_1.55_4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mp1-ps_5000_21250_3_0_0.8_0_1.55_6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mp1-ps_5000_21250_3_0_0.8_0_1.55_8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mp1-ps_5000_21250_3_0_0.8_0_1.60_0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mp1-ps_5000_21250_3_0_0.8_0_1.60_2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mp1-ps_5000_21250_3_0_0.8_0_1.60_4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mp1-ps_5000_21250_3_0_0.8_0_1.60_6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mp1-ps_5000_21250_3_0_0.8_0_1.60_8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mp1-ps_5000_21250_3_0_0.8_0_1.70_0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mp1-ps_5000_21250_3_0_0.8_0_1.70_2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mp1-ps_5000_21250_3_0_0.8_0_1.70_4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mp1-ps_5000_21250_3_0_0.8_0_1.70_6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mp1-ps_5000_21250_3_0_0.8_0_1.70_8.cnf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1250" calcext:value-type="float">
            <text:p>21250</text:p>
          </table:table-cell>
          <table:table-cell table:style-name="ce2" office:value-type="float" office:value="63750" calcext:value-type="float">
            <text:p>63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mp1-qpr-bmp280-driver-14.cnf</text:p>
          </table:table-cell>
          <table:table-cell office:value-type="float" office:value="23325" calcext:value-type="float">
            <text:p>23325</text:p>
          </table:table-cell>
          <table:table-cell office:value-type="float" office:value="95362" calcext:value-type="float">
            <text:p>95362</text:p>
          </table:table-cell>
          <table:table-cell office:value-type="float" office:value="276291" calcext:value-type="float">
            <text:p>27629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mp1-qpr-bmp280-driver-5.cnf</text:p>
          </table:table-cell>
          <table:table-cell office:value-type="float" office:value="24070" calcext:value-type="float">
            <text:p>24070</text:p>
          </table:table-cell>
          <table:table-cell office:value-type="float" office:value="98559" calcext:value-type="float">
            <text:p>98559</text:p>
          </table:table-cell>
          <table:table-cell office:value-type="float" office:value="285497" calcext:value-type="float">
            <text:p>28549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mp1-rubikcube012.cnf</text:p>
          </table:table-cell>
          <table:table-cell table:style-name="ce2" office:value-type="float" office:value="3426" calcext:value-type="float">
            <text:p>3426</text:p>
          </table:table-cell>
          <table:table-cell table:style-name="ce2" office:value-type="float" office:value="69294" calcext:value-type="float">
            <text:p>69294</text:p>
          </table:table-cell>
          <table:table-cell table:style-name="ce2" office:value-type="float" office:value="218761" calcext:value-type="float">
            <text:p>21876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mp1-rubikcube031.cnf</text:p>
          </table:table-cell>
          <table:table-cell table:style-name="ce2" office:value-type="float" office:value="3138" calcext:value-type="float">
            <text:p>3138</text:p>
          </table:table-cell>
          <table:table-cell table:style-name="ce2" office:value-type="float" office:value="62860" calcext:value-type="float">
            <text:p>62860</text:p>
          </table:table-cell>
          <table:table-cell table:style-name="ce2" office:value-type="float" office:value="199637" calcext:value-type="float">
            <text:p>199637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mp1-rubikcube101.cnf</text:p>
          </table:table-cell>
          <table:table-cell table:style-name="ce2" office:value-type="float" office:value="3066" calcext:value-type="float">
            <text:p>3066</text:p>
          </table:table-cell>
          <table:table-cell table:style-name="ce2" office:value-type="float" office:value="62609" calcext:value-type="float">
            <text:p>62609</text:p>
          </table:table-cell>
          <table:table-cell table:style-name="ce2" office:value-type="float" office:value="198773" calcext:value-type="float">
            <text:p>19877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mp1-rubikcube120.cnf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56303" calcext:value-type="float">
            <text:p>56303</text:p>
          </table:table-cell>
          <table:table-cell table:style-name="ce2" office:value-type="float" office:value="180033" calcext:value-type="float">
            <text:p>18003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mp1-rubikcube212.cnf</text:p>
          </table:table-cell>
          <table:table-cell table:style-name="ce2" office:value-type="float" office:value="3090" calcext:value-type="float">
            <text:p>3090</text:p>
          </table:table-cell>
          <table:table-cell table:style-name="ce2" office:value-type="float" office:value="62778" calcext:value-type="float">
            <text:p>62778</text:p>
          </table:table-cell>
          <table:table-cell table:style-name="ce2" office:value-type="float" office:value="199317" calcext:value-type="float">
            <text:p>199317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mp1-rubikcube220.cnf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69335" calcext:value-type="float">
            <text:p>69335</text:p>
          </table:table-cell>
          <table:table-cell table:style-name="ce2" office:value-type="float" office:value="218921" calcext:value-type="float">
            <text:p>21892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mp1-rubikcube301.cnf</text:p>
          </table:table-cell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56093" calcext:value-type="float">
            <text:p>56093</text:p>
          </table:table-cell>
          <table:table-cell table:style-name="ce2" office:value-type="float" office:value="179329" calcext:value-type="float">
            <text:p>17932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mp1-rubikcube312.cnf</text:p>
          </table:table-cell>
          <table:table-cell table:style-name="ce2" office:value-type="float" office:value="3090" calcext:value-type="float">
            <text:p>3090</text:p>
          </table:table-cell>
          <table:table-cell table:style-name="ce2" office:value-type="float" office:value="62778" calcext:value-type="float">
            <text:p>62778</text:p>
          </table:table-cell>
          <table:table-cell table:style-name="ce2" office:value-type="float" office:value="199317" calcext:value-type="float">
            <text:p>199317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mp1-rubikcube401.cnf</text:p>
          </table:table-cell>
          <table:table-cell table:style-name="ce2" office:value-type="float" office:value="3402" calcext:value-type="float">
            <text:p>3402</text:p>
          </table:table-cell>
          <table:table-cell table:style-name="ce2" office:value-type="float" office:value="69125" calcext:value-type="float">
            <text:p>69125</text:p>
          </table:table-cell>
          <table:table-cell table:style-name="ce2" office:value-type="float" office:value="218217" calcext:value-type="float">
            <text:p>218217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mp1-rubikcube420.cnf</text:p>
          </table:table-cell>
          <table:table-cell table:style-name="ce2" office:value-type="float" office:value="3114" calcext:value-type="float">
            <text:p>3114</text:p>
          </table:table-cell>
          <table:table-cell table:style-name="ce2" office:value-type="float" office:value="62819" calcext:value-type="float">
            <text:p>62819</text:p>
          </table:table-cell>
          <table:table-cell table:style-name="ce2" office:value-type="float" office:value="199477" calcext:value-type="float">
            <text:p>199477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mp1-rubikcube512.cnf</text:p>
          </table:table-cell>
          <table:table-cell table:style-name="ce2" office:value-type="float" office:value="2754" calcext:value-type="float">
            <text:p>2754</text:p>
          </table:table-cell>
          <table:table-cell table:style-name="ce2" office:value-type="float" office:value="56262" calcext:value-type="float">
            <text:p>56262</text:p>
          </table:table-cell>
          <table:table-cell table:style-name="ce2" office:value-type="float" office:value="179873" calcext:value-type="float">
            <text:p>17987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mp1-rubikcube520.cnf</text:p>
          </table:table-cell>
          <table:table-cell table:style-name="ce2" office:value-type="float" office:value="3114" calcext:value-type="float">
            <text:p>3114</text:p>
          </table:table-cell>
          <table:table-cell table:style-name="ce2" office:value-type="float" office:value="62819" calcext:value-type="float">
            <text:p>62819</text:p>
          </table:table-cell>
          <table:table-cell table:style-name="ce2" office:value-type="float" office:value="199477" calcext:value-type="float">
            <text:p>199477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mp1-rubikcube601.cnf</text:p>
          </table:table-cell>
          <table:table-cell table:style-name="ce2" office:value-type="float" office:value="3066" calcext:value-type="float">
            <text:p>3066</text:p>
          </table:table-cell>
          <table:table-cell table:style-name="ce2" office:value-type="float" office:value="62609" calcext:value-type="float">
            <text:p>62609</text:p>
          </table:table-cell>
          <table:table-cell table:style-name="ce2" office:value-type="float" office:value="198773" calcext:value-type="float">
            <text:p>19877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mp1-rubikcube612.cnf</text:p>
          </table:table-cell>
          <table:table-cell table:style-name="ce2" office:value-type="float" office:value="3426" calcext:value-type="float">
            <text:p>3426</text:p>
          </table:table-cell>
          <table:table-cell table:style-name="ce2" office:value-type="float" office:value="69294" calcext:value-type="float">
            <text:p>69294</text:p>
          </table:table-cell>
          <table:table-cell table:style-name="ce2" office:value-type="float" office:value="218761" calcext:value-type="float">
            <text:p>21876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mp1-rubikcube701.cnf</text:p>
          </table:table-cell>
          <table:table-cell table:style-name="ce2" office:value-type="float" office:value="3066" calcext:value-type="float">
            <text:p>3066</text:p>
          </table:table-cell>
          <table:table-cell table:style-name="ce2" office:value-type="float" office:value="62609" calcext:value-type="float">
            <text:p>62609</text:p>
          </table:table-cell>
          <table:table-cell table:style-name="ce2" office:value-type="float" office:value="198773" calcext:value-type="float">
            <text:p>19877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mp1-rubikcube720.cnf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office:value-type="float" office:value="56303" calcext:value-type="float">
            <text:p>56303</text:p>
          </table:table-cell>
          <table:table-cell table:style-name="ce2" office:value-type="float" office:value="180033" calcext:value-type="float">
            <text:p>18003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mp1-rubikcube812.cnf</text:p>
          </table:table-cell>
          <table:table-cell table:style-name="ce2" office:value-type="float" office:value="3090" calcext:value-type="float">
            <text:p>3090</text:p>
          </table:table-cell>
          <table:table-cell table:style-name="ce2" office:value-type="float" office:value="62778" calcext:value-type="float">
            <text:p>62778</text:p>
          </table:table-cell>
          <table:table-cell table:style-name="ce2" office:value-type="float" office:value="199317" calcext:value-type="float">
            <text:p>199317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mp1-rubikcube820.cnf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69335" calcext:value-type="float">
            <text:p>69335</text:p>
          </table:table-cell>
          <table:table-cell table:style-name="ce2" office:value-type="float" office:value="218921" calcext:value-type="float">
            <text:p>21892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mp1-rubikcube901.cnf</text:p>
          </table:table-cell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56093" calcext:value-type="float">
            <text:p>56093</text:p>
          </table:table-cell>
          <table:table-cell table:style-name="ce2" office:value-type="float" office:value="179329" calcext:value-type="float">
            <text:p>17932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mp1-rubikcube912.cnf</text:p>
          </table:table-cell>
          <table:table-cell table:style-name="ce2" office:value-type="float" office:value="3090" calcext:value-type="float">
            <text:p>3090</text:p>
          </table:table-cell>
          <table:table-cell table:style-name="ce2" office:value-type="float" office:value="62778" calcext:value-type="float">
            <text:p>62778</text:p>
          </table:table-cell>
          <table:table-cell table:style-name="ce2" office:value-type="float" office:value="199317" calcext:value-type="float">
            <text:p>199317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mp1-squ_ali_s10x10_c39_abio_SAT.cnf</text:p>
          </table:table-cell>
          <table:table-cell table:style-name="ce2" office:value-type="float" office:value="1672" calcext:value-type="float">
            <text:p>1672</text:p>
          </table:table-cell>
          <table:table-cell table:style-name="ce2" office:value-type="float" office:value="5207" calcext:value-type="float">
            <text:p>5207</text:p>
          </table:table-cell>
          <table:table-cell table:style-name="ce2" office:value-type="float" office:value="12836" calcext:value-type="float">
            <text:p>1283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mp1-squ_ali_s10x10_c39_abix_SAT.cnf</text:p>
          </table:table-cell>
          <table:table-cell table:style-name="ce2" office:value-type="float" office:value="1672" calcext:value-type="float">
            <text:p>1672</text:p>
          </table:table-cell>
          <table:table-cell table:style-name="ce2" office:value-type="float" office:value="5262" calcext:value-type="float">
            <text:p>5262</text:p>
          </table:table-cell>
          <table:table-cell table:style-name="ce2" office:value-type="float" office:value="12946" calcext:value-type="float">
            <text:p>1294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mp1-squ_ali_s10x10_c39_bail_SAT.cnf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3239" calcext:value-type="float">
            <text:p>3239</text:p>
          </table:table-cell>
          <table:table-cell table:style-name="ce2" office:value-type="float" office:value="9369" calcext:value-type="float">
            <text:p>9369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mp1-squ_ali_s10x10_c39_sinx_SAT.cnf</text:p>
          </table:table-cell>
          <table:table-cell table:style-name="ce2" office:value-type="float" office:value="2479" calcext:value-type="float">
            <text:p>2479</text:p>
          </table:table-cell>
          <table:table-cell table:style-name="ce2" office:value-type="float" office:value="7383" calcext:value-type="float">
            <text:p>7383</text:p>
          </table:table-cell>
          <table:table-cell table:style-name="ce2" office:value-type="float" office:value="17654" calcext:value-type="float">
            <text:p>1765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mp1-squ_ali_s10x10_c39_sinz_SAT.cnf</text:p>
          </table:table-cell>
          <table:table-cell table:style-name="ce2" office:value-type="float" office:value="2479" calcext:value-type="float">
            <text:p>2479</text:p>
          </table:table-cell>
          <table:table-cell table:style-name="ce2" office:value-type="float" office:value="5065" calcext:value-type="float">
            <text:p>5065</text:p>
          </table:table-cell>
          <table:table-cell table:style-name="ce2" office:value-type="float" office:value="13018" calcext:value-type="float">
            <text:p>13018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mp1-squ_any_s09x07_c27_abio_UNS.cnf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2702" calcext:value-type="float">
            <text:p>2702</text:p>
          </table:table-cell>
          <table:table-cell table:style-name="ce2" office:value-type="float" office:value="6837" calcext:value-type="float">
            <text:p>683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mp1-squ_any_s09x07_c27_abix_UNS.cnf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2731" calcext:value-type="float">
            <text:p>2731</text:p>
          </table:table-cell>
          <table:table-cell table:style-name="ce2" office:value-type="float" office:value="6896" calcext:value-type="float">
            <text:p>6896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mp1-squ_any_s09x07_c27_bail_UNS.cnf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594" calcext:value-type="float">
            <text:p>1594</text:p>
          </table:table-cell>
          <table:table-cell table:style-name="ce2" office:value-type="float" office:value="4740" calcext:value-type="float">
            <text:p>474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mp1-squ_any_s09x07_c27_sinx_UNS.cnf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float" office:value="7946" calcext:value-type="float">
            <text:p>7946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mp1-squ_any_s09x07_c27_sinz_UNS.cnf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2261" calcext:value-type="float">
            <text:p>2261</text:p>
          </table:table-cell>
          <table:table-cell table:style-name="ce2" office:value-type="float" office:value="6074" calcext:value-type="float">
            <text:p>6074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mp1-tri_ali_s11_c35_abio_UNS.cnf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968" calcext:value-type="float">
            <text:p>2968</text:p>
          </table:table-cell>
          <table:table-cell table:style-name="ce2" office:value-type="float" office:value="7187" calcext:value-type="float">
            <text:p>7187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mp1-tri_ali_s11_c35_abix_UNS.cnf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994" calcext:value-type="float">
            <text:p>2994</text:p>
          </table:table-cell>
          <table:table-cell table:style-name="ce2" office:value-type="float" office:value="7239" calcext:value-type="float">
            <text:p>7239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mp1-tri_ali_s11_c35_bail_UNS.cnf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float" office:value="4846" calcext:value-type="float">
            <text:p>4846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mp1-tri_ali_s11_c35_sinx_UNS.cnf</text:p>
          </table:table-cell>
          <table:table-cell table:style-name="ce2" office:value-type="float" office:value="1151" calcext:value-type="float">
            <text:p>1151</text:p>
          </table:table-cell>
          <table:table-cell table:style-name="ce2" office:value-type="float" office:value="3535" calcext:value-type="float">
            <text:p>3535</text:p>
          </table:table-cell>
          <table:table-cell table:style-name="ce2" office:value-type="float" office:value="8439" calcext:value-type="float">
            <text:p>843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mp1-tri_ali_s11_c35_sinz_UNS.cnf</text:p>
          </table:table-cell>
          <table:table-cell table:style-name="ce2" office:value-type="float" office:value="1151" calcext:value-type="float">
            <text:p>1151</text:p>
          </table:table-cell>
          <table:table-cell table:style-name="ce2" office:value-type="float" office:value="2481" calcext:value-type="float">
            <text:p>2481</text:p>
          </table:table-cell>
          <table:table-cell table:style-name="ce2" office:value-type="float" office:value="6331" calcext:value-type="float">
            <text:p>6331</text:p>
          </table:table-cell>
          <table:table-cell office:value-type="float" office:value="2.55" calcext:value-type="float">
            <text:p>2.55</text:p>
          </table:table-cell>
        </table:table-row>
      </table:table>
      <table:named-expressions/>
      <table:database-ranges>
        <table:database-range table:name="__Anonymous_Sheet_DB__0" table:target-range-address="stat.A1:stat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16:55:53.370201246</dc:date>
    <dc:creator>楢崎 修二 </dc:creator>
    <meta:editing-duration>PT20M35S</meta:editing-duration>
    <meta:editing-cycles>2</meta:editing-cycles>
    <meta:generator>LibreOffice/5.4.1.2.0$Linux_X86_64 LibreOffice_project/40m0$Build-2</meta:generator>
    <meta:document-statistic meta:table-count="1" meta:cell-count="2160" meta:object-count="0"/>
  </office:meta>
</office:document-meta>
</file>